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Consolas, 'DejaVu Sans Mono',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erdana" svg:font-family="Verdana, 'Liberation Sans', Arial, sans-serif"/>
  </office:font-face-decls>
  <office:automatic-styles>
    <style:style style:name="P1" style:family="paragraph" style:parent-style-name="Text_20_body">
      <style:text-properties officeooo:rsid="0026d596" officeooo:paragraph-rsid="0026d596"/>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ext_20_body">
      <style:text-properties officeooo:rsid="002e729d" officeooo:paragraph-rsid="00306a01"/>
    </style:style>
    <style:style style:name="P6" style:family="paragraph" style:parent-style-name="Text_20_body">
      <style:text-properties officeooo:rsid="002e729d" officeooo:paragraph-rsid="002e729d"/>
    </style:style>
    <style:style style:name="P7" style:family="paragraph" style:parent-style-name="Text_20_body">
      <style:text-properties officeooo:rsid="002e729d" officeooo:paragraph-rsid="00387e3c"/>
    </style:style>
    <style:style style:name="P8" style:family="paragraph" style:parent-style-name="Preformatted_20_Text">
      <loext:graphic-properties draw:fill="solid" draw:fill-color="#ffffff" draw:opacity="100%"/>
      <style:paragraph-properties fo:margin-top="0cm" fo:margin-bottom="0.499cm" style:contextual-spacing="false" fo:line-height="130%" fo:orphans="2" fo:widows="2" fo:background-color="#ffffff" fo:padding="0cm" fo:border="none"/>
    </style:style>
    <style:style style:name="P9" style:family="paragraph" style:parent-style-name="Preformatted_20_Text">
      <loext:graphic-properties draw:fill="solid" draw:fill-color="#ffffff" draw:opacity="100%"/>
      <style:paragraph-properties fo:line-height="130%" fo:orphans="2" fo:widows="2" fo:background-color="#ffffff" fo:padding="0cm" fo:border="none"/>
    </style:style>
    <style:style style:name="P10" style:family="paragraph" style:parent-style-name="Preformatted_20_Text">
      <style:text-properties officeooo:rsid="002d82a5" officeooo:paragraph-rsid="002d82a5"/>
    </style:style>
    <style:style style:name="P11" style:family="paragraph" style:parent-style-name="Text_20_body">
      <style:text-properties officeooo:rsid="002d82a5" officeooo:paragraph-rsid="002d82a5"/>
    </style:style>
    <style:style style:name="P12" style:family="paragraph" style:parent-style-name="Text_20_body">
      <style:text-properties officeooo:rsid="00285a2c" officeooo:paragraph-rsid="00285a2c"/>
    </style:style>
    <style:style style:name="P13" style:family="paragraph" style:parent-style-name="Text_20_body">
      <style:text-properties officeooo:rsid="002e331b" officeooo:paragraph-rsid="002e331b"/>
    </style:style>
    <style:style style:name="P14" style:family="paragraph" style:parent-style-name="Text_20_body">
      <style:text-properties officeooo:rsid="003200a9" officeooo:paragraph-rsid="003200a9"/>
    </style:style>
    <style:style style:name="P15" style:family="paragraph" style:parent-style-name="Text_20_body">
      <style:text-properties officeooo:rsid="0033fbe4" officeooo:paragraph-rsid="0033fbe4"/>
    </style:style>
    <style:style style:name="P16" style:family="paragraph" style:parent-style-name="Text_20_body">
      <style:text-properties officeooo:rsid="00340581" officeooo:paragraph-rsid="00340581"/>
    </style:style>
    <style:style style:name="P17" style:family="paragraph" style:parent-style-name="Text_20_body">
      <style:text-properties officeooo:rsid="0038c3a5" officeooo:paragraph-rsid="0038c3a5"/>
    </style:style>
    <style:style style:name="P18" style:family="paragraph" style:parent-style-name="Text_20_body">
      <style:text-properties officeooo:rsid="003954f3" officeooo:paragraph-rsid="003954f3"/>
    </style:style>
    <style:style style:name="P19" style:family="paragraph" style:parent-style-name="Text_20_body">
      <style:text-properties officeooo:rsid="003a767a" officeooo:paragraph-rsid="003a767a"/>
    </style:style>
    <style:style style:name="P20" style:family="paragraph" style:parent-style-name="Text_20_body">
      <style:text-properties officeooo:rsid="003d9739" officeooo:paragraph-rsid="003d9739"/>
    </style:style>
    <style:style style:name="P21" style:family="paragraph" style:parent-style-name="Text_20_body">
      <style:text-properties officeooo:rsid="004031fa" officeooo:paragraph-rsid="004031fa"/>
    </style:style>
    <style:style style:name="P22" style:family="paragraph" style:parent-style-name="Text_20_body">
      <style:text-properties officeooo:rsid="00431d9c"/>
    </style:style>
    <style:style style:name="P23" style:family="paragraph" style:parent-style-name="Text_20_body">
      <style:text-properties officeooo:rsid="00431d9c" officeooo:paragraph-rsid="00431d9c"/>
    </style:style>
    <style:style style:name="P24" style:family="paragraph" style:parent-style-name="Text_20_body">
      <style:text-properties officeooo:rsid="00433838" officeooo:paragraph-rsid="00433838"/>
    </style:style>
    <style:style style:name="P25" style:family="paragraph" style:parent-style-name="Text_20_body">
      <style:text-properties officeooo:rsid="0044fb22" officeooo:paragraph-rsid="0044fb22"/>
    </style:style>
    <style:style style:name="P26" style:family="paragraph" style:parent-style-name="Standard">
      <style:text-properties officeooo:rsid="001f75d5" officeooo:paragraph-rsid="001f75d5"/>
    </style:style>
    <style:style style:name="P27" style:family="paragraph" style:parent-style-name="Text_20_body">
      <style:text-properties officeooo:rsid="00466cc3" officeooo:paragraph-rsid="00466cc3"/>
    </style:style>
    <style:style style:name="P28" style:family="paragraph" style:parent-style-name="Standard">
      <style:text-properties officeooo:rsid="0029de98" officeooo:paragraph-rsid="0029de98"/>
    </style:style>
    <style:style style:name="P29" style:family="paragraph" style:parent-style-name="Standard">
      <style:text-properties officeooo:rsid="0047c315" officeooo:paragraph-rsid="0047c315"/>
    </style:style>
    <style:style style:name="P30" style:family="paragraph" style:parent-style-name="Standard">
      <style:text-properties fo:font-style="normal" officeooo:rsid="00480ec9" officeooo:paragraph-rsid="0047c315" style:font-style-asian="normal" style:font-style-complex="normal"/>
    </style:style>
    <style:style style:name="P31" style:family="paragraph" style:parent-style-name="Standard">
      <style:text-properties fo:font-style="normal" fo:font-weight="normal" officeooo:rsid="004b4880" officeooo:paragraph-rsid="004b4880" style:font-style-asian="normal" style:font-weight-asian="normal" style:font-style-complex="normal" style:font-weight-complex="normal"/>
    </style:style>
    <style:style style:name="P32" style:family="paragraph" style:parent-style-name="Standard">
      <style:text-properties fo:font-style="normal" fo:font-weight="normal" officeooo:rsid="004d40a6" officeooo:paragraph-rsid="004d40a6" style:font-style-asian="normal" style:font-weight-asian="normal" style:font-style-complex="normal" style:font-weight-complex="normal"/>
    </style:style>
    <style:style style:name="P33" style:family="paragraph" style:parent-style-name="Standard">
      <style:text-properties fo:font-size="10.5pt" fo:font-style="italic" officeooo:rsid="004b4880" officeooo:paragraph-rsid="004b4880" style:font-size-asian="10.5pt" style:font-style-asian="italic" style:font-size-complex="10.5pt" style:font-style-complex="italic"/>
    </style:style>
    <style:style style:name="P34" style:family="paragraph" style:parent-style-name="Standard">
      <style:text-properties fo:font-size="10.5pt" fo:font-style="italic" style:font-size-asian="10.5pt" style:font-style-asian="italic" style:font-size-complex="10.5pt" style:font-style-complex="italic"/>
    </style:style>
    <style:style style:name="P35" style:family="paragraph" style:parent-style-name="Standard">
      <style:text-properties fo:font-size="10.5pt" fo:font-style="italic" officeooo:rsid="00623124" officeooo:paragraph-rsid="00623124" style:font-size-asian="10.5pt" style:font-style-asian="italic" style:font-size-complex="10.5pt" style:font-style-complex="italic"/>
    </style:style>
    <style:style style:name="P36" style:family="paragraph" style:parent-style-name="Standard">
      <style:text-properties fo:font-size="10.5pt" fo:font-style="italic" officeooo:rsid="00686ed7" officeooo:paragraph-rsid="00686ed7" style:font-size-asian="10.5pt" style:font-style-asian="italic" style:font-size-complex="10.5pt" style:font-style-complex="italic"/>
    </style:style>
    <style:style style:name="P37" style:family="paragraph" style:parent-style-name="Standard">
      <style:text-properties fo:font-size="10.5pt" fo:font-style="italic" officeooo:rsid="00694eee" officeooo:paragraph-rsid="00694eee" style:font-size-asian="10.5pt" style:font-style-asian="italic" style:font-size-complex="10.5pt" style:font-style-complex="italic"/>
    </style:style>
    <style:style style:name="P38" style:family="paragraph" style:parent-style-name="Standard">
      <style:text-properties fo:font-size="10.5pt" fo:font-style="italic" officeooo:rsid="006bdaf6" officeooo:paragraph-rsid="006ad7d5" style:font-size-asian="10.5pt" style:font-style-asian="italic" style:font-size-complex="10.5pt" style:font-style-complex="italic"/>
    </style:style>
    <style:style style:name="P39" style:family="paragraph" style:parent-style-name="Standard">
      <style:text-properties fo:font-size="10.5pt" fo:font-style="italic" officeooo:rsid="006c4581" officeooo:paragraph-rsid="006c4581" style:font-size-asian="10.5pt" style:font-style-asian="italic" style:font-size-complex="10.5pt" style:font-style-complex="italic"/>
    </style:style>
    <style:style style:name="P40" style:family="paragraph" style:parent-style-name="Standard">
      <style:text-properties fo:font-size="10.5pt" fo:font-style="italic" officeooo:rsid="006d62e7" officeooo:paragraph-rsid="006d62e7" style:font-size-asian="10.5pt" style:font-style-asian="italic" style:font-size-complex="10.5pt" style:font-style-complex="italic"/>
    </style:style>
    <style:style style:name="P41" style:family="paragraph" style:parent-style-name="Standard">
      <style:text-properties fo:font-size="10.5pt" fo:font-style="italic" officeooo:rsid="0072c680" officeooo:paragraph-rsid="0072c680" style:font-size-asian="10.5pt" style:font-style-asian="italic" style:font-size-complex="10.5pt" style:font-style-complex="italic"/>
    </style:style>
    <style:style style:name="P42" style:family="paragraph" style:parent-style-name="Standard">
      <style:text-properties fo:font-size="10.5pt" fo:font-style="italic" fo:font-weight="normal" officeooo:rsid="004b4880" officeooo:paragraph-rsid="004b4880" style:font-size-asian="10.5pt" style:font-style-asian="italic" style:font-weight-asian="normal" style:font-size-complex="10.5pt" style:font-style-complex="italic" style:font-weight-complex="normal"/>
    </style:style>
    <style:style style:name="P43" style:family="paragraph" style:parent-style-name="Standard">
      <style:text-properties fo:font-size="10.5pt" fo:font-style="italic" fo:font-weight="normal" officeooo:rsid="004d40a6" officeooo:paragraph-rsid="004d40a6" style:font-size-asian="10.5pt" style:font-style-asian="italic" style:font-weight-asian="normal" style:font-size-complex="10.5pt" style:font-style-complex="italic" style:font-weight-complex="normal"/>
    </style:style>
    <style:style style:name="P44" style:family="paragraph" style:parent-style-name="Standard">
      <style:text-properties fo:font-size="10.5pt" fo:font-style="italic" officeooo:rsid="00686ed7" officeooo:paragraph-rsid="00686ed7" fo:background-color="#ffff38" style:font-size-asian="10.5pt" style:font-style-asian="italic" style:font-size-complex="10.5pt" style:font-style-complex="italic"/>
    </style:style>
    <style:style style:name="P45" style:family="paragraph" style:parent-style-name="Text_20_body">
      <style:text-properties officeooo:rsid="004d785b" officeooo:paragraph-rsid="004d785b"/>
    </style:style>
    <style:style style:name="P46" style:family="paragraph" style:parent-style-name="Text_20_body">
      <style:text-properties officeooo:rsid="004db709" officeooo:paragraph-rsid="004db709"/>
    </style:style>
    <style:style style:name="P47" style:family="paragraph" style:parent-style-name="Text_20_body">
      <style:text-properties officeooo:rsid="004f1f1e" officeooo:paragraph-rsid="004f1f1e"/>
    </style:style>
    <style:style style:name="P48" style:family="paragraph" style:parent-style-name="Text_20_body">
      <style:text-properties officeooo:rsid="004f1f1e" officeooo:paragraph-rsid="00500418"/>
    </style:style>
    <style:style style:name="P49" style:family="paragraph" style:parent-style-name="Text_20_body">
      <style:text-properties officeooo:rsid="004f1f1e" officeooo:paragraph-rsid="0051691c"/>
    </style:style>
    <style:style style:name="P50" style:family="paragraph" style:parent-style-name="Text_20_body">
      <style:text-properties officeooo:rsid="004f1f1e" officeooo:paragraph-rsid="0056bdd4"/>
    </style:style>
    <style:style style:name="P51" style:family="paragraph" style:parent-style-name="Standard">
      <style:text-properties fo:font-style="italic" fo:font-weight="normal" officeooo:rsid="004b4880" officeooo:paragraph-rsid="0047c315" style:font-style-asian="italic" style:font-weight-asian="normal" style:font-style-complex="italic" style:font-weight-complex="normal"/>
    </style:style>
    <style:style style:name="P52" style:family="paragraph" style:parent-style-name="Standard">
      <style:text-properties fo:font-style="italic" officeooo:rsid="006e8071" officeooo:paragraph-rsid="006e8071" style:font-style-asian="italic" style:font-style-complex="italic"/>
    </style:style>
    <style:style style:name="P53" style:family="paragraph" style:parent-style-name="Standard">
      <style:text-properties officeooo:rsid="00623124" officeooo:paragraph-rsid="00623124"/>
    </style:style>
    <style:style style:name="P54" style:family="paragraph" style:parent-style-name="Standard">
      <style:text-properties officeooo:paragraph-rsid="00623124"/>
    </style:style>
    <style:style style:name="P55" style:family="paragraph" style:parent-style-name="Standard">
      <style:text-properties officeooo:rsid="00686ed7" officeooo:paragraph-rsid="00686ed7"/>
    </style:style>
    <style:style style:name="P56" style:family="paragraph" style:parent-style-name="Standard">
      <style:text-properties officeooo:rsid="00686ed7"/>
    </style:style>
    <style:style style:name="P57" style:family="paragraph" style:parent-style-name="Standard">
      <style:text-properties officeooo:rsid="00694eee" officeooo:paragraph-rsid="00694eee"/>
    </style:style>
    <style:style style:name="P58" style:family="paragraph" style:parent-style-name="Text_20_body">
      <style:text-properties officeooo:rsid="0052904e" officeooo:paragraph-rsid="0052904e"/>
    </style:style>
    <style:style style:name="P59" style:family="paragraph" style:parent-style-name="Text_20_body">
      <style:text-properties officeooo:rsid="005568d5" officeooo:paragraph-rsid="005568d5"/>
    </style:style>
    <style:style style:name="P60" style:family="paragraph" style:parent-style-name="Text_20_body">
      <style:text-properties fo:font-weight="normal" officeooo:rsid="0056bdd4" officeooo:paragraph-rsid="0056bdd4" style:font-weight-asian="normal" style:font-weight-complex="normal"/>
    </style:style>
    <style:style style:name="P61" style:family="paragraph" style:parent-style-name="Text_20_body">
      <style:text-properties fo:font-weight="normal" officeooo:rsid="005d0bfa" officeooo:paragraph-rsid="0056bdd4" style:font-weight-asian="normal" style:font-weight-complex="normal"/>
    </style:style>
    <style:style style:name="P62" style:family="paragraph" style:parent-style-name="Text_20_body">
      <style:text-properties fo:font-weight="normal" officeooo:rsid="005d0bfa" officeooo:paragraph-rsid="005d0bfa" style:font-weight-asian="normal" style:font-weight-complex="normal"/>
    </style:style>
    <style:style style:name="P63" style:family="paragraph" style:parent-style-name="Text_20_body">
      <style:text-properties officeooo:rsid="005d0bfa" officeooo:paragraph-rsid="005d0bfa"/>
    </style:style>
    <style:style style:name="P64" style:family="paragraph" style:parent-style-name="Text_20_body">
      <style:text-properties officeooo:rsid="0064372a" officeooo:paragraph-rsid="0064372a"/>
    </style:style>
    <style:style style:name="P65" style:family="paragraph" style:parent-style-name="Text_20_body">
      <style:text-properties officeooo:rsid="00236ead" officeooo:paragraph-rsid="00236ead"/>
    </style:style>
    <style:style style:name="P66" style:family="paragraph" style:parent-style-name="Text_20_body">
      <style:text-properties officeooo:rsid="00649479" officeooo:paragraph-rsid="00649479"/>
    </style:style>
    <style:style style:name="P67" style:family="paragraph" style:parent-style-name="Standard">
      <style:text-properties officeooo:rsid="006ad7d5" officeooo:paragraph-rsid="006ad7d5"/>
    </style:style>
    <style:style style:name="P68" style:family="paragraph" style:parent-style-name="Standard">
      <style:text-properties officeooo:rsid="006c4581" officeooo:paragraph-rsid="006c4581"/>
    </style:style>
    <style:style style:name="P69" style:family="paragraph" style:parent-style-name="Standard">
      <style:text-properties officeooo:rsid="006d62e7" officeooo:paragraph-rsid="006d62e7"/>
    </style:style>
    <style:style style:name="P70" style:family="paragraph" style:parent-style-name="Standard">
      <style:text-properties officeooo:rsid="006e8071" officeooo:paragraph-rsid="006e8071"/>
    </style:style>
    <style:style style:name="P71" style:family="paragraph" style:parent-style-name="Standard">
      <style:text-properties officeooo:rsid="006ff525" officeooo:paragraph-rsid="006ff525"/>
    </style:style>
    <style:style style:name="P72" style:family="paragraph" style:parent-style-name="Standard">
      <style:text-properties fo:font-size="12pt" fo:font-style="italic" officeooo:rsid="0073d9e5" officeooo:paragraph-rsid="0073d9e5" style:font-size-asian="12pt" style:font-style-asian="italic" style:font-size-complex="12pt" style:font-style-complex="italic"/>
    </style:style>
    <style:style style:name="P73" style:family="paragraph" style:parent-style-name="Standard">
      <style:text-properties fo:font-size="12pt" fo:font-style="normal" officeooo:rsid="0072c680" officeooo:paragraph-rsid="0072c680" style:font-size-asian="12pt" style:font-style-asian="normal" style:font-size-complex="12pt" style:font-style-complex="normal"/>
    </style:style>
    <style:style style:name="P74" style:family="paragraph" style:parent-style-name="Standard">
      <style:text-properties fo:font-size="12pt" fo:font-style="normal" officeooo:rsid="0073be0d" officeooo:paragraph-rsid="0073be0d" style:font-size-asian="12pt" style:font-style-asian="normal" style:font-size-complex="12pt" style:font-style-complex="normal"/>
    </style:style>
    <style:style style:name="P75" style:family="paragraph" style:parent-style-name="Standard">
      <style:text-properties fo:font-size="12pt" fo:font-style="normal" officeooo:rsid="0073d9e5" officeooo:paragraph-rsid="0073d9e5" style:font-size-asian="12pt" style:font-style-asian="normal" style:font-size-complex="12pt" style:font-style-complex="normal"/>
    </style:style>
    <style:style style:name="P76" style:family="paragraph" style:parent-style-name="Text_20_body">
      <style:text-properties officeooo:rsid="0073d9e5" officeooo:paragraph-rsid="0073d9e5"/>
    </style:style>
    <style:style style:name="P77" style:family="paragraph" style:parent-style-name="Heading_20_1" style:list-style-name="">
      <style:text-properties officeooo:rsid="00254e82" officeooo:paragraph-rsid="001f75d5"/>
    </style:style>
    <style:style style:name="P78" style:family="paragraph" style:parent-style-name="Heading_20_1">
      <style:paragraph-properties fo:break-before="page"/>
      <style:text-properties officeooo:rsid="00254e82" officeooo:paragraph-rsid="001f75d5"/>
    </style:style>
    <style:style style:name="P79" style:family="paragraph" style:parent-style-name="Heading_20_1">
      <style:text-properties officeooo:rsid="001f75d5" officeooo:paragraph-rsid="001f75d5"/>
    </style:style>
    <style:style style:name="P80" style:family="paragraph" style:parent-style-name="Heading_20_1">
      <style:text-properties officeooo:rsid="001f75d5"/>
    </style:style>
    <style:style style:name="P81" style:family="paragraph" style:parent-style-name="Heading_20_2">
      <style:text-properties officeooo:paragraph-rsid="004031fa"/>
    </style:style>
    <style:style style:name="P82" style:family="paragraph" style:parent-style-name="Heading_20_2">
      <style:text-properties officeooo:paragraph-rsid="00466cc3"/>
    </style:style>
    <style:style style:name="P83" style:family="paragraph" style:parent-style-name="Heading_20_2">
      <style:text-properties officeooo:rsid="001f75d5"/>
    </style:style>
    <style:style style:name="P84" style:family="paragraph" style:parent-style-name="Heading_20_3">
      <style:text-properties officeooo:paragraph-rsid="0029de98"/>
    </style:style>
    <style:style style:name="P85" style:family="paragraph" style:parent-style-name="Heading_20_3">
      <style:text-properties officeooo:rsid="002e729d" officeooo:paragraph-rsid="00306a01"/>
    </style:style>
    <style:style style:name="P86" style:family="paragraph" style:parent-style-name="Heading_20_3">
      <style:text-properties officeooo:rsid="00466cc3" officeooo:paragraph-rsid="00466cc3"/>
    </style:style>
    <style:style style:name="P87" style:family="paragraph" style:parent-style-name="Standard" style:list-style-name="L3">
      <style:text-properties officeooo:paragraph-rsid="0029de98"/>
    </style:style>
    <style:style style:name="P88" style:family="paragraph" style:parent-style-name="Standard" style:list-style-name="L3">
      <style:text-properties officeooo:paragraph-rsid="002cdda5"/>
    </style:style>
    <style:style style:name="P89" style:family="paragraph" style:parent-style-name="Standard" style:list-style-name="L3">
      <style:text-properties officeooo:rsid="0029de98" officeooo:paragraph-rsid="0029de98"/>
    </style:style>
    <style:style style:name="P90" style:family="paragraph" style:parent-style-name="Standard" style:list-style-name="L3">
      <style:text-properties officeooo:rsid="002bad05" officeooo:paragraph-rsid="002bad05"/>
    </style:style>
    <style:style style:name="P91" style:family="paragraph" style:parent-style-name="Standard" style:list-style-name="L3">
      <style:text-properties officeooo:rsid="002cdda5" officeooo:paragraph-rsid="002cdda5"/>
    </style:style>
    <style:style style:name="P92" style:family="paragraph" style:parent-style-name="Standard" style:list-style-name="L3">
      <style:text-properties officeooo:rsid="002d82a5" officeooo:paragraph-rsid="002d82a5"/>
    </style:style>
    <style:style style:name="P93" style:family="paragraph" style:parent-style-name="Standard">
      <style:text-properties fo:font-size="14pt" fo:font-weight="bold" style:font-size-asian="14pt" style:font-weight-asian="bold" style:font-size-complex="14pt" style:font-weight-complex="bold"/>
    </style:style>
    <style:style style:name="P94" style:family="paragraph" style:parent-style-name="Standard">
      <style:text-properties fo:font-size="14pt" fo:font-weight="normal" officeooo:rsid="007712f6" style:font-size-asian="14pt" style:font-weight-asian="normal" style:font-size-complex="14pt" style:font-weight-complex="normal"/>
    </style:style>
    <style:style style:name="P95" style:family="paragraph" style:parent-style-name="Standard">
      <style:text-properties fo:font-size="14pt" fo:font-style="italic" fo:font-weight="normal" officeooo:rsid="007712f6" style:font-size-asian="14pt" style:font-style-asian="italic" style:font-weight-asian="normal" style:font-size-complex="14pt" style:font-style-complex="italic" style:font-weight-complex="normal"/>
    </style:style>
    <style:style style:name="P96" style:family="paragraph" style:parent-style-name="Text_20_body" style:list-style-name="">
      <style:text-properties officeooo:rsid="00254e82" officeooo:paragraph-rsid="001f75d5"/>
    </style:style>
    <style:style style:name="P97" style:family="paragraph" style:parent-style-name="Text_20_body" style:list-style-name="L1">
      <style:text-properties officeooo:rsid="0026d596" officeooo:paragraph-rsid="0026d596"/>
    </style:style>
    <style:style style:name="P98" style:family="paragraph" style:parent-style-name="Text_20_body" style:list-style-name="L2">
      <style:text-properties officeooo:rsid="00285a2c" officeooo:paragraph-rsid="00285a2c"/>
    </style:style>
    <style:style style:name="P99" style:family="paragraph" style:parent-style-name="Text_20_body" style:list-style-name="L2">
      <style:text-properties officeooo:rsid="0029da1d" officeooo:paragraph-rsid="0029da1d"/>
    </style:style>
    <style:style style:name="P100" style:family="paragraph" style:parent-style-name="Text_20_body" style:list-style-name="L4">
      <style:text-properties officeooo:rsid="0044fb22" officeooo:paragraph-rsid="0044fb22"/>
    </style:style>
    <style:style style:name="P101" style:family="paragraph" style:parent-style-name="Text_20_body" style:list-style-name="L5">
      <style:text-properties officeooo:paragraph-rsid="004f1f1e"/>
    </style:style>
    <style:style style:name="P102" style:family="paragraph" style:parent-style-name="Text_20_body" style:list-style-name="L5">
      <style:text-properties officeooo:rsid="004f1f1e" officeooo:paragraph-rsid="004f1f1e"/>
    </style:style>
    <style:style style:name="P103" style:family="paragraph" style:parent-style-name="Text_20_body" style:list-style-name="L5">
      <style:text-properties officeooo:rsid="0052904e" officeooo:paragraph-rsid="004f1f1e"/>
    </style:style>
    <style:style style:name="P104" style:family="paragraph" style:parent-style-name="Text_20_body" style:list-style-name="L5">
      <style:text-properties officeooo:rsid="0052904e" officeooo:paragraph-rsid="0052904e"/>
    </style:style>
    <style:style style:name="T1" style:family="text">
      <style:text-properties officeooo:rsid="001f75d5"/>
    </style:style>
    <style:style style:name="T2" style:family="text">
      <style:text-properties officeooo:rsid="00211d58"/>
    </style:style>
    <style:style style:name="T3" style:family="text">
      <style:text-properties officeooo:rsid="0021e769"/>
    </style:style>
    <style:style style:name="T4" style:family="text">
      <style:text-properties officeooo:rsid="0026d596"/>
    </style:style>
    <style:style style:name="T5"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style:style>
    <style:style style:name="T6"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loext:padding="0cm" loext:border="none"/>
    </style:style>
    <style:style style:name="T7" style:family="text">
      <style:text-properties fo:font-variant="normal" fo:text-transform="none" fo:color="#c0002a" loext:opacity="100%" style:font-name="Verdana" fo:font-size="11pt" fo:letter-spacing="normal" fo:font-style="italic" style:text-underline-style="solid" style:text-underline-width="auto" style:text-underline-color="font-color" fo:font-weight="normal" style:font-size-asian="11pt" style:font-style-asian="italic" style:font-size-complex="11pt" style:font-style-complex="italic" loext:padding="0cm" loext:border="none"/>
    </style:style>
    <style:style style:name="T8" style:family="text">
      <style:text-properties fo:font-variant="normal" fo:text-transform="none" style:font-name="Menlo" fo:font-size="8.39999961853027pt" fo:letter-spacing="normal" fo:font-style="normal" fo:font-weight="normal" fo:background-color="#ffffff" loext:char-shading-value="0" loext:padding="0cm" loext:border="none"/>
    </style:style>
    <style:style style:name="T9" style:family="text">
      <style:text-properties fo:font-variant="normal" fo:text-transform="none" fo:color="#ba2121" loext:opacity="100%" style:font-name="Menlo" fo:font-size="8.39999961853027pt" fo:letter-spacing="normal" fo:font-style="normal" fo:font-weight="normal" fo:background-color="#ffffff" loext:char-shading-value="0" loext:padding="0cm" loext:border="none"/>
    </style:style>
    <style:style style:name="T10" style:family="text">
      <style:text-properties fo:font-variant="normal" fo:text-transform="none" fo:color="#0000ff" loext:opacity="100%" style:font-name="Menlo" fo:font-size="8.39999961853027pt" fo:letter-spacing="normal" fo:font-style="normal" fo:font-weight="normal" fo:background-color="#ffffff" loext:char-shading-value="0" loext:padding="0cm" loext:border="none"/>
    </style:style>
    <style:style style:name="T11" style:family="text">
      <style:text-properties fo:font-variant="normal" fo:text-transform="none" fo:color="#aa22ff" loext:opacity="100%" style:font-name="Menlo" fo:font-size="8.39999961853027pt" fo:letter-spacing="normal" fo:font-style="normal" fo:font-weight="bold" fo:background-color="#ffffff" loext:char-shading-value="0" loext:padding="0cm" loext:border="none"/>
    </style:style>
    <style:style style:name="T12" style:family="text">
      <style:text-properties fo:font-variant="normal" fo:text-transform="none" fo:letter-spacing="normal" fo:background-color="#ffffff" loext:char-shading-value="0" loext:padding="0cm" loext:border="none"/>
    </style:style>
    <style:style style:name="T13" style:family="text">
      <style:text-properties officeooo:rsid="0029da1d"/>
    </style:style>
    <style:style style:name="T14" style:family="text">
      <style:text-properties officeooo:rsid="0029de98"/>
    </style:style>
    <style:style style:name="T15" style:family="text">
      <style:text-properties officeooo:rsid="002bad05"/>
    </style:style>
    <style:style style:name="T16" style:family="text">
      <style:text-properties officeooo:rsid="002cdda5"/>
    </style:style>
    <style:style style:name="T17" style:family="text">
      <style:text-properties officeooo:rsid="002d46fd"/>
    </style:style>
    <style:style style:name="T18" style:family="text">
      <style:text-properties officeooo:rsid="002d82a5"/>
    </style:style>
    <style:style style:name="T19" style:family="text">
      <style:text-properties officeooo:rsid="002e331b"/>
    </style:style>
    <style:style style:name="T20" style:family="text">
      <style:text-properties fo:font-weight="bold" style:font-weight-asian="bold" style:font-weight-complex="bold"/>
    </style:style>
    <style:style style:name="T21" style:family="text">
      <style:text-properties fo:font-weight="bold" officeooo:rsid="003d9739" style:font-weight-asian="bold" style:font-weight-complex="bold"/>
    </style:style>
    <style:style style:name="T22" style:family="text">
      <style:text-properties fo:font-weight="bold" officeooo:rsid="0047c315" style:font-weight-asian="bold" style:font-weight-complex="bold"/>
    </style:style>
    <style:style style:name="T23" style:family="text">
      <style:text-properties fo:font-weight="bold" fo:background-color="#ffff38" loext:char-shading-value="0" style:font-weight-asian="bold" style:font-weight-complex="bold"/>
    </style:style>
    <style:style style:name="T24" style:family="text">
      <style:text-properties fo:font-weight="bold" fo:background-color="#ffff00" loext:char-shading-value="0"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44fb22" style:font-style-asian="italic" style:font-style-complex="italic"/>
    </style:style>
    <style:style style:name="T27" style:family="text">
      <style:text-properties fo:font-style="italic" officeooo:rsid="0052904e"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44fb22" style:font-style-asian="italic" style:font-weight-asian="bold" style:font-style-complex="italic" style:font-weight-complex="bold"/>
    </style:style>
    <style:style style:name="T30" style:family="text">
      <style:text-properties fo:font-style="italic" fo:font-weight="bold" officeooo:rsid="004d785b" style:font-style-asian="italic" style:font-weight-asian="bold" style:font-style-complex="italic" style:font-weight-complex="bold"/>
    </style:style>
    <style:style style:name="T31" style:family="text">
      <style:text-properties fo:font-style="italic" fo:font-weight="bold" officeooo:rsid="0052904e"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ize="10.5pt" fo:font-style="italic" style:font-size-asian="10.5pt" style:font-style-asian="italic" style:font-size-complex="10.5pt" style:font-style-complex="italic"/>
    </style:style>
    <style:style style:name="T34" style:family="text">
      <style:text-properties fo:font-size="10.5pt" fo:font-style="italic" fo:font-weight="bold" style:font-size-asian="10.5pt" style:font-style-asian="italic" style:font-weight-asian="bold" style:font-size-complex="10.5pt" style:font-style-complex="italic" style:font-weight-complex="bold"/>
    </style:style>
    <style:style style:name="T35" style:family="text">
      <style:text-properties officeooo:rsid="002e729d"/>
    </style:style>
    <style:style style:name="T36" style:family="text">
      <style:text-properties officeooo:rsid="00306a01"/>
    </style:style>
    <style:style style:name="T37" style:family="text">
      <style:text-properties fo:color="#000080" loext:opacity="100%" fo:language="zxx" fo:country="none" style:text-underline-style="solid" style:text-underline-width="auto" style:text-underline-color="font-color" officeooo:rsid="00306a01" style:language-asian="zxx" style:country-asian="none" style:language-complex="zxx" style:country-complex="none"/>
    </style:style>
    <style:style style:name="T38" style:family="text">
      <style:text-properties fo:color="#000080" loext:opacity="100%" fo:language="zxx" fo:country="none" style:text-underline-style="solid" style:text-underline-width="auto" style:text-underline-color="font-color" officeooo:rsid="0062ac2d" style:language-asian="zxx" style:country-asian="none" style:language-complex="zxx" style:country-complex="none"/>
    </style:style>
    <style:style style:name="T39" style:family="text">
      <style:text-properties officeooo:rsid="0033fbe4"/>
    </style:style>
    <style:style style:name="T40" style:family="text">
      <style:text-properties officeooo:rsid="00340581"/>
    </style:style>
    <style:style style:name="T41" style:family="text">
      <style:text-properties officeooo:rsid="00369bde"/>
    </style:style>
    <style:style style:name="T42" style:family="text">
      <style:text-properties officeooo:rsid="003954f3"/>
    </style:style>
    <style:style style:name="T43" style:family="text">
      <style:text-properties officeooo:rsid="00399a9f"/>
    </style:style>
    <style:style style:name="T44" style:family="text">
      <style:text-properties officeooo:rsid="003d9739"/>
    </style:style>
    <style:style style:name="T45" style:family="text">
      <style:text-properties officeooo:rsid="004031fa"/>
    </style:style>
    <style:style style:name="T46" style:family="text">
      <style:text-properties officeooo:rsid="004191c5"/>
    </style:style>
    <style:style style:name="T47" style:family="text">
      <style:text-properties officeooo:rsid="00433838"/>
    </style:style>
    <style:style style:name="T48" style:family="text">
      <style:text-properties officeooo:rsid="0044fb22"/>
    </style:style>
    <style:style style:name="T49" style:family="text">
      <style:text-properties officeooo:rsid="00466cc3"/>
    </style:style>
    <style:style style:name="T50" style:family="text">
      <style:text-properties officeooo:rsid="0047c315"/>
    </style:style>
    <style:style style:name="T51" style:family="text">
      <style:text-properties fo:font-weight="normal" style:font-weight-asian="normal" style:font-weight-complex="normal"/>
    </style:style>
    <style:style style:name="T52" style:family="text">
      <style:text-properties fo:font-weight="normal" officeooo:rsid="004b4880" style:font-weight-asian="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480ec9" style:font-style-asian="normal" style:font-weight-asian="normal" style:font-style-complex="normal" style:font-weight-complex="normal"/>
    </style:style>
    <style:style style:name="T55" style:family="text">
      <style:text-properties officeooo:rsid="0049f813"/>
    </style:style>
    <style:style style:name="T56" style:family="text">
      <style:text-properties officeooo:rsid="004d40a6"/>
    </style:style>
    <style:style style:name="T57" style:family="text">
      <style:text-properties officeooo:rsid="004f1f1e"/>
    </style:style>
    <style:style style:name="T58" style:family="text">
      <style:text-properties officeooo:rsid="00500418"/>
    </style:style>
    <style:style style:name="T59" style:family="text">
      <style:text-properties officeooo:rsid="0051691c"/>
    </style:style>
    <style:style style:name="T60" style:family="text">
      <style:text-properties officeooo:rsid="0052904e"/>
    </style:style>
    <style:style style:name="T61" style:family="text">
      <style:text-properties officeooo:rsid="0053a790"/>
    </style:style>
    <style:style style:name="T62" style:family="text">
      <style:text-properties style:text-position="super 58%"/>
    </style:style>
    <style:style style:name="T63" style:family="text">
      <style:text-properties officeooo:rsid="0056bdd4"/>
    </style:style>
    <style:style style:name="T64" style:family="text">
      <style:text-properties officeooo:rsid="00581c4c" fo:background-color="transparent" loext:char-shading-value="0"/>
    </style:style>
    <style:style style:name="T65" style:family="text">
      <style:text-properties officeooo:rsid="0059bfe2" fo:background-color="transparent" loext:char-shading-value="0"/>
    </style:style>
    <style:style style:name="T66" style:family="text">
      <style:text-properties officeooo:rsid="005b2daf"/>
    </style:style>
    <style:style style:name="T67" style:family="text">
      <style:text-properties officeooo:rsid="005e10f9"/>
    </style:style>
    <style:style style:name="T68" style:family="text">
      <style:text-properties officeooo:rsid="005e93d4"/>
    </style:style>
    <style:style style:name="T69" style:family="text">
      <style:text-properties fo:background-color="#ffff38" loext:char-shading-value="0"/>
    </style:style>
    <style:style style:name="T70" style:family="text">
      <style:text-properties officeooo:rsid="00623124"/>
    </style:style>
    <style:style style:name="T71" style:family="text">
      <style:text-properties officeooo:rsid="00649479"/>
    </style:style>
    <style:style style:name="T72" style:family="text">
      <style:text-properties officeooo:rsid="0066906b"/>
    </style:style>
    <style:style style:name="T73" style:family="text">
      <style:text-properties officeooo:rsid="00686ed7"/>
    </style:style>
    <style:style style:name="T74" style:family="text">
      <style:text-properties officeooo:rsid="006ae9da"/>
    </style:style>
    <style:style style:name="T75" style:family="text">
      <style:text-properties fo:background-color="#ffff00" loext:char-shading-value="0"/>
    </style:style>
    <style:style style:name="T76" style:family="text">
      <style:text-properties officeooo:rsid="006e6c94"/>
    </style:style>
    <style:style style:name="T77" style:family="text">
      <style:text-properties officeooo:rsid="0076765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199_3179854841" text:style-name="Index_20_Link" text:visited-style-name="Index_20_Link">1 Le projet 16<text:tab/>2</text:a></text:p>
          <text:p text:style-name="P2"><text:a xlink:type="simple" xlink:href="#__RefHeading___Toc201_3179854841" text:style-name="Index_20_Link" text:visited-style-name="Index_20_Link">2 Installation<text:tab/>2</text:a></text:p>
          <text:p text:style-name="P3"><text:a xlink:type="simple" xlink:href="#__RefHeading___Toc203_3179854841" text:style-name="Index_20_Link" text:visited-style-name="Index_20_Link">2.1 Installation de R<text:tab/>2</text:a></text:p>
          <text:p text:style-name="P4"><text:a xlink:type="simple" xlink:href="#__RefHeading___Toc205_3179854841" text:style-name="Index_20_Link" text:visited-style-name="Index_20_Link">2.1.1 L’installation de R sous Linux<text:tab/>2</text:a></text:p>
          <text:p text:style-name="P3"><text:a xlink:type="simple" xlink:href="#__RefHeading___Toc207_3179854841" text:style-name="Index_20_Link" text:visited-style-name="Index_20_Link">2.2 Installation de Python et des différentes librairies nécessaires à notre Projet<text:tab/>3</text:a></text:p>
          <text:p text:style-name="P4"><text:a xlink:type="simple" xlink:href="#__RefHeading___Toc209_3179854841" text:style-name="Index_20_Link" text:visited-style-name="Index_20_Link">2.2.1 Installation des Librairies Python sur le PC de Bureau<text:tab/>3</text:a></text:p>
          <text:p text:style-name="P4"><text:a xlink:type="simple" xlink:href="#__RefHeading___Toc211_3179854841" text:style-name="Index_20_Link" text:visited-style-name="Index_20_Link">2.2.2 Installation des Librairies Python sur le PC Personnel / Partie WSL<text:tab/>3</text:a></text:p>
          <text:p text:style-name="P4"><text:a xlink:type="simple" xlink:href="#__RefHeading___Toc213_3179854841" text:style-name="Index_20_Link" text:visited-style-name="Index_20_Link">2.2.3 Installation de Python et des librairies nécessaires sur le PC Personnel (Windows)<text:tab/>4</text:a></text:p>
          <text:p text:style-name="P2"><text:a xlink:type="simple" xlink:href="#__RefHeading___Toc215_3179854841" text:style-name="Index_20_Link" text:visited-style-name="Index_20_Link">3 Partie en R : génération des séries temporelles (avec p et q)<text:tab/>4</text:a></text:p>
          <text:p text:style-name="P3"><text:a xlink:type="simple" xlink:href="#__RefHeading___Toc217_3179854841" text:style-name="Index_20_Link" text:visited-style-name="Index_20_Link">3.1 Hypothèses<text:tab/>4</text:a></text:p>
          <text:p text:style-name="P4"><text:a xlink:type="simple" xlink:href="#__RefHeading___Toc219_3179854841" text:style-name="Index_20_Link" text:visited-style-name="Index_20_Link">3.1.1 Hypothèses sur p et q<text:tab/>4</text:a></text:p>
          <text:p text:style-name="P4"><text:a xlink:type="simple" xlink:href="#__RefHeading___Toc221_3179854841" text:style-name="Index_20_Link" text:visited-style-name="Index_20_Link">3.1.2 Hypothèse sur les valeurs des coefficients<text:tab/>4</text:a></text:p>
          <text:p text:style-name="P3"><text:a xlink:type="simple" xlink:href="#__RefHeading___Toc223_3179854841" text:style-name="Index_20_Link" text:visited-style-name="Index_20_Link">3.2 La méthode consistant à trouver des valeurs de coefficients à l’intérieur d’un cercle<text:tab/>4</text:a></text:p>
          <text:p text:style-name="P3"><text:a xlink:type="simple" xlink:href="#__RefHeading___Toc225_3179854841" text:style-name="Index_20_Link" text:visited-style-name="Index_20_Link">3.3 Méthode brutale de génération de valeurs aléatoire et test de génération de Série temporelle<text:tab/>4</text:a></text:p>
          <text:p text:style-name="P3"><text:a xlink:type="simple" xlink:href="#__RefHeading___Toc227_3179854841" text:style-name="Index_20_Link" text:visited-style-name="Index_20_Link">3.4 Forme des résultats dans un zip<text:tab/>5</text:a></text:p>
          <text:p text:style-name="P2"><text:a xlink:type="simple" xlink:href="#__RefHeading___Toc229_3179854841" text:style-name="Index_20_Link" text:visited-style-name="Index_20_Link">4 Partie Python<text:tab/>5</text:a></text:p>
          <text:p text:style-name="P3"><text:a xlink:type="simple" xlink:href="#__RefHeading___Toc231_3179854841" text:style-name="Index_20_Link" text:visited-style-name="Index_20_Link">4.1 Faire des différents répertoire de séries temporelles un DataFrame<text:tab/>5</text:a></text:p>
          <text:p text:style-name="P3"><text:a xlink:type="simple" xlink:href="#__RefHeading___Toc233_3179854841" text:style-name="Index_20_Link" text:visited-style-name="Index_20_Link">4.2 Réponse de Marin à mes questions le samedi 23/08/2025 à 16:31<text:tab/>5</text:a></text:p>
          <text:p text:style-name="P3"><text:a xlink:type="simple" xlink:href="#__RefHeading___Toc235_3179854841" text:style-name="Index_20_Link" text:visited-style-name="Index_20_Link">4.3 Suivre les réponse de Marin pour la génération utilisant la Convolution 1D<text:tab/>5</text:a></text:p>
          <text:p text:style-name="P3"><text:a xlink:type="simple" xlink:href="#__RefHeading___Toc237_3179854841" text:style-name="Index_20_Link" text:visited-style-name="Index_20_Link">4.4 Suggestion de Marin d’utilisation de LSTM<text:tab/>5</text:a></text:p>
        </text:index-body>
      </text:table-of-content>
      <text:h text:style-name="P96" text:outline-level="1"/>
      <text:h text:style-name="P78" text:outline-level="1"><text:bookmark-start text:name="__RefHeading___Toc199_3179854841"/>Le projet <text:span text:style-name="T4">16</text:span><text:bookmark-end text:name="__RefHeading___Toc199_3179854841"/></text:h>
      <text:p text:style-name="P1">Il reprend le projet 16 de la <text:a xlink:type="simple" xlink:href="https://cedric.cnam.fr/vertigo/Cours/RCP217/projets.html" text:style-name="Internet_20_link" text:visited-style-name="Visited_20_Internet_20_Link">page des projets de l’UE RCP217 au CNAM Paris</text:a></text:p>
      <text:p text:style-name="P1"><text:span text:style-name="Strong_20_Emphasis"><text:span text:style-name="T6">(seul) Estimation de l’ordre d’un processus ARMA</text:span></text:span><text:span text:style-name="T5"> : Estimer l’odre d’un processus ARMA n’est pas simple et a longtemps été approchée par l’utilisation d’heuristiques basées sur l’auto-corrélation du processus où sur des critères issues de la théorie de l’inforamtion (AIC, BIC). L’idée de ce projet est d’utiliser un réseau récurrent pour estimer l’ordre de ce processus. Vous pourrez vous inspirer de travaux développés dans </text:span><text:a xlink:type="simple" xlink:href="https://arxiv.org/pdf/1804.04299.pdf" text:style-name="Internet_20_link" text:visited-style-name="Visited_20_Internet_20_Link"><text:span text:style-name="T7">Model identification for ARMA time series through convolutional neural networks</text:span></text:a></text:p>
      <text:p text:style-name="P1">Mon travail :</text:p>
      <text:list xml:id="list2202037577" text:style-name="L1">
        <text:list-item>
          <text:p text:style-name="P97">est dans sa forme publique sur <text:a xlink:type="simple" xlink:href="https://github.com/javaskater/rcp217_project/tree/main" text:style-name="Internet_20_link" text:visited-style-name="Visited_20_Internet_20_Link">mon compte GitHub (lien)</text:a>.</text:p>
        </text:list-item>
        <text:list-item>
          <text:p text:style-name="P97">est dans sa forme privée (non accessible aux personnes non connectées et auxquelles j’aurai partagé le projet sur <text:a xlink:type="simple" xlink:href="https://gitlab.com/jpmena/rcp217_project" text:style-name="Internet_20_link" text:visited-style-name="Visited_20_Internet_20_Link">mon compte GitLab (lien)</text:a></text:p>
        </text:list-item>
      </text:list>
      <text:p text:style-name="P1">Tous les liens que je mentionnerai dans le projet sont relatifs à <text:a xlink:type="simple" xlink:href="https://github.com/javaskater/rcp217_project/tree/main" text:style-name="Internet_20_link" text:visited-style-name="Visited_20_Internet_20_Link">mon compte GitHub (lien)</text:a>.</text:p>
      <text:h text:style-name="P79" text:outline-level="1"><text:bookmark-start text:name="__RefHeading___Toc201_3179854841"/>Installation<text:bookmark-end text:name="__RefHeading___Toc201_3179854841"/></text:h>
      <text:p text:style-name="P12">La génération des time-séries, doit se faire avec la librairie arima sous R. Donc une partie du travail se fera avec le langage R. Il nous faut donc installer R (avec le Rstudio) sur nos environnements (Bureau, maison)</text:p>
      <text:p text:style-name="P12">Le Dataloader et le réseau de Neurones sont traditionnellement réalisés en Python, plus particulièrement avec la librairie PyTorch. Il y aura 2 versions :</text:p>
      <text:list xml:id="list1555523691" text:style-name="L2">
        <text:list-item>
          <text:p text:style-name="P98">une application Python/Stand<text:span text:style-name="T13">alone</text:span> (jouant avec les modules Python/Pytorch)</text:p>
        </text:list-item>
        <text:list-item>
          <text:p text:style-name="P98">une feuille <text:span text:style-name="T13">de calcul pour Jupyter à faire tourner :</text:span></text:p>
          <text:list>
            <text:list-item>
              <text:p text:style-name="P99">Soit en local sur mon PC (Jupyter installé)</text:p>
            </text:list-item>
            <text:list-item>
              <text:p text:style-name="P99">Soit sur le Jupyter du CNAM</text:p>
            </text:list-item>
            <text:list-item>
              <text:p text:style-name="P99">soit sur Google/Colab</text:p>
            </text:list-item>
          </text:list>
        </text:list-item>
      </text:list>
      <text:p text:style-name="P12"/>
      <text:h text:style-name="Heading_20_2" text:outline-level="2"><text:bookmark-start text:name="__RefHeading___Toc203_3179854841"/>Installation de R<text:bookmark-end text:name="__RefHeading___Toc203_3179854841"/></text:h>
      <text:p text:style-name="Text_20_body"><text:span text:style-name="T14">Tout est détaillé sur </text:span><text:a xlink:type="simple" xlink:href="https://github.com/javaskater/rcp217_project/blob/main/docs/INSTALLATIONS/R.md" text:style-name="Internet_20_link" text:visited-style-name="Visited_20_Internet_20_Link"><text:span text:style-name="T14">mon projet sur GitHub installation de R</text:span></text:a><text:span text:style-name="T14">.</text:span></text:p>
      <text:h text:style-name="P84" text:outline-level="3"><text:bookmark-start text:name="__RefHeading___Toc205_3179854841"/>L’installation de R sous Linux <text:bookmark-end text:name="__RefHeading___Toc205_3179854841"/></text:h>
      <text:p text:style-name="P28">Concerne</text:p>
      <text:list xml:id="list306504116" text:style-name="L3">
        <text:list-item>
          <text:p text:style-name="P87">mon <text:a xlink:type="simple" xlink:href="https://github.com/javaskater/rcp217_project/blob/main/docs/INSTALLATIONS/R.md#reprendre-linstallation-de-r-et-rstudio-sur-mon-pc-de-travail" text:style-name="Internet_20_link" text:visited-style-name="Visited_20_Internet_20_Link">PC de bureau </text:a><text:a xlink:type="simple" xlink:href="https://github.com/javaskater/rcp217_project/blob/main/docs/INSTALLATIONS/R.md#reprendre-linstallation-de-r-et-rstudio-sur-mon-pc-de-travail" text:style-name="Internet_20_link" text:visited-style-name="Visited_20_Internet_20_Link"><text:span text:style-name="T14">sous Linux Ubuntu 24.04 LTS (lien GitHub)</text:span></text:a></text:p>
          <text:list>
            <text:list-item>
              <text:p text:style-name="P89">Noter que en environnement Linux <text:span text:style-name="T15">préférer gdebi à dpkg (pour Rstudio) car gedi installe automatiquement les dépendances de du package officiel de Rstudio</text:span></text:p>
            </text:list-item>
            <text:list-item>
              <text:p text:style-name="P90">Pour VSCode il vaut mieux <text:span text:style-name="T16">pour des problèmes de proxy récupérer la pâquet debian de l’extension pour charger le support R et RStudio</text:span></text:p>
            </text:list-item>
          </text:list>
        </text:list-item>
        <text:list-item>
          <text:p text:style-name="P88">et mon PC <text:span text:style-name="T14">personnel</text:span> Windows</text:p>
          <text:list>
            <text:list-item>
              <text:p text:style-name="P88"><text:soft-page-break/><text:span text:style-name="T14">Pour ce dernier une </text:span><text:a xlink:type="simple" xlink:href="https://github.com/javaskater/rcp217_project/blob/main/docs/INSTALLATIONS/R.md#installation-de-r-sur-monpc-windows--wsl" text:style-name="Internet_20_link" text:visited-style-name="Visited_20_Internet_20_Link"><text:span text:style-name="T14">installation sous </text:span></text:a><text:a xlink:type="simple" xlink:href="https://github.com/javaskater/rcp217_project/blob/main/docs/INSTALLATIONS/R.md#installation-de-r-sur-monpc-windows--wsl" text:style-name="Internet_20_link" text:visited-style-name="Visited_20_Internet_20_Link">WSL </text:a><text:a xlink:type="simple" xlink:href="https://github.com/javaskater/rcp217_project/blob/main/docs/INSTALLATIONS/R.md#installation-de-r-sur-monpc-windows--wsl" text:style-name="Internet_20_link" text:visited-style-name="Visited_20_Internet_20_Link"><text:span text:style-name="T14">(Windows Subsystem for Linux / Ubuntu 24.04)</text:span></text:a></text:p>
              <text:list>
                <text:list-item>
                  <text:p text:style-name="P91">Noter que pour ce cas <text:a xlink:type="simple" xlink:href="https://github.com/javaskater/rcp217_project/blob/main/docs/INSTALLATIONS/R.md#rsudio-sous-wslubuntu-2404" text:style-name="Internet_20_link" text:visited-style-name="Visited_20_Internet_20_Link">j’ai préféré l’installation via gdebi du package Debian de Rstudio</text:a> car gdebi installe aussi les dépendances (contrairement à dpkg qui de contente du paquet)</text:p>
                </text:list-item>
                <text:list-item>
                  <text:p text:style-name="P89">Noter qu’il est impossible de faire fonctionner Rstudio depuis WSL cette dernière application se fige</text:p>
                </text:list-item>
              </text:list>
            </text:list-item>
            <text:list-item>
              <text:p text:style-name="P91">Donc j’ai aussi opté pour une installation de <text:a xlink:type="simple" xlink:href="https://github.com/javaskater/rcp217_project/blob/main/docs/INSTALLATIONS/R.md#installation-de-rstudio-sous-windows" text:style-name="Internet_20_link" text:visited-style-name="Visited_20_Internet_20_Link">R et Rstudio </text:a><text:a xlink:type="simple" xlink:href="https://github.com/javaskater/rcp217_project/blob/main/docs/INSTALLATIONS/R.md#installation-de-rstudio-sous-windows" text:style-name="Internet_20_link" text:visited-style-name="Visited_20_Internet_20_Link"><text:span text:style-name="T17">sous Windows </text:span></text:a><text:a xlink:type="simple" xlink:href="https://github.com/javaskater/rcp217_project/blob/main/docs/INSTALLATIONS/R.md#installation-de-rstudio-sous-windows" text:style-name="Internet_20_link" text:visited-style-name="Visited_20_Internet_20_Link"><text:span text:style-name="T18">(lien GitHub)</text:span></text:a><text:span text:style-name="T18">.</text:span></text:p>
              <text:list>
                <text:list-item>
                  <text:p text:style-name="P92">Il y a un exécutable pour installer R</text:p>
                </text:list-item>
                <text:list-item>
                  <text:p text:style-name="P92">un exécutable pour installer Rstudio</text:p>
                </text:list-item>
                <text:list-item>
                  <text:p text:style-name="P92">Rstudio se lance sans se figer (c’est avec cette version que je ferai mes tests sur mon PC/Local)</text:p>
                </text:list-item>
              </text:list>
            </text:list-item>
          </text:list>
        </text:list-item>
      </text:list>
      <text:h text:style-name="Heading_20_2" text:outline-level="2"><text:bookmark-start text:name="__RefHeading___Toc207_3179854841"/>Installation de Python et des différentes librairies <text:span text:style-name="T35">nécessaires à notre Projet</text:span><text:bookmark-end text:name="__RefHeading___Toc207_3179854841"/></text:h>
      <text:p text:style-name="P11">Sous la partie <text:a xlink:type="simple" xlink:href="https://github.com/javaskater/rcp217_project/tree/main/docs/INSTALLATIONS" text:style-name="Internet_20_link" text:visited-style-name="Visited_20_Internet_20_Link">docs d’installation</text:a>, il y a 3 documents Markdown d’installation de Python.</text:p>
      <text:p text:style-name="P11">J’ai repris les versions de librairies recommandées par Serge Rosmorduc <text:span text:style-name="T19">lors du </text:span><text:a xlink:type="simple" xlink:href="https://github.com/javaskater/rcp217_project/blob/main/docs/INSTALLATIONS/PYTHONLIBS.md#installation-de-librairies-python-sous-linux" text:style-name="Internet_20_link" text:visited-style-name="Visited_20_Internet_20_Link"><text:span text:style-name="T19">TP1 (lien vers ma documentation GiHub)</text:span></text:a><text:span text:style-name="T19"> à savoir :</text:span></text:p>
      <text:p text:style-name="P10"><text:span text:style-name="Source_20_Text"><text:span text:style-name="T8"><text:s text:c="2"/>pip install </text:span></text:span><text:span text:style-name="Source_20_Text"><text:span text:style-name="T9">"numpy&lt;2.0"</text:span></text:span></text:p>
      <text:p text:style-name="P9"><text:span text:style-name="Source_20_Text"><text:span text:style-name="T12"><text:s/></text:span></text:span><text:span text:style-name="Source_20_Text"><text:span text:style-name="T8">pip install </text:span></text:span><text:span text:style-name="Source_20_Text"><text:span text:style-name="T10">torch</text:span></text:span><text:span text:style-name="Source_20_Text"><text:span text:style-name="T11">==</text:span></text:span><text:span text:style-name="Source_20_Text"><text:span text:style-name="T9">"2.2.2"</text:span></text:span><text:span text:style-name="Source_20_Text"><text:span text:style-name="T8"> </text:span></text:span><text:span text:style-name="Source_20_Text"><text:span text:style-name="T10">torchvision</text:span></text:span><text:span text:style-name="Source_20_Text"><text:span text:style-name="T11">==</text:span></text:span><text:span text:style-name="Source_20_Text"><text:span text:style-name="T9">"0.17.2"</text:span></text:span><text:span text:style-name="Source_20_Text"><text:span text:style-name="T8"> </text:span></text:span><text:span text:style-name="Source_20_Text"><text:span text:style-name="T10">torchaudio</text:span></text:span><text:span text:style-name="Source_20_Text"><text:span text:style-name="T11">==</text:span></text:span><text:span text:style-name="Source_20_Text"><text:span text:style-name="T9">"2.2.2"</text:span></text:span></text:p>
      <text:p text:style-name="P9"><text:span text:style-name="Source_20_Text"><text:span text:style-name="T12"><text:s/></text:span></text:span><text:span text:style-name="Source_20_Text"><text:span text:style-name="T8">pip install </text:span></text:span><text:span text:style-name="Source_20_Text"><text:span text:style-name="T10">matplotlib</text:span></text:span><text:span text:style-name="Source_20_Text"><text:span text:style-name="T11">==</text:span></text:span><text:span text:style-name="Source_20_Text"><text:span text:style-name="T9">"3.10.0"</text:span></text:span></text:p>
      <text:p text:style-name="P9"><text:span text:style-name="Source_20_Text"><text:span text:style-name="T12"><text:s/></text:span></text:span><text:span text:style-name="Source_20_Text"><text:span text:style-name="T8">pip install </text:span></text:span><text:span text:style-name="Source_20_Text"><text:span text:style-name="T10">scikit-learn</text:span></text:span><text:span text:style-name="Source_20_Text"><text:span text:style-name="T11">==</text:span></text:span><text:span text:style-name="Source_20_Text"><text:span text:style-name="T9">"1.6.1"</text:span></text:span></text:p>
      <text:p text:style-name="P8"><text:span text:style-name="Source_20_Text"><text:span text:style-name="T12"><text:s/></text:span></text:span><text:span text:style-name="Source_20_Text"><text:span text:style-name="T8">pip install </text:span></text:span><text:span text:style-name="Source_20_Text"><text:span text:style-name="T10">ipykernel</text:span></text:span><text:span text:style-name="Source_20_Text"><text:span text:style-name="T11">==</text:span></text:span><text:span text:style-name="Source_20_Text"><text:span text:style-name="T9">"6.29.5"</text:span></text:span></text:p>
      <text:p text:style-name="P13">J’y a ajouté <text:s/><text:span text:style-name="T33">pip install notebook</text:span> <text:span text:style-name="T35">sans avoir à spécifier de numéro de version (fonctionne actuellement)</text:span></text:p>
      <text:p text:style-name="P13">Serge Rosmorduc recommande de travailler en environnement virtualisé Python ce que j’ai fait également, cet environnement virtualisé se nomme <text:span text:style-name="T33">env_python_for_projet_rcp217</text:span> et est exclu des sources Gi<text:span text:style-name="T35">t</text:span>.</text:p>
      <text:h text:style-name="Heading_20_3" text:outline-level="3"><text:bookmark-start text:name="__RefHeading___Toc209_3179854841"/>Installation des Librairies Python sur le PC de Bureau<text:bookmark-end text:name="__RefHeading___Toc209_3179854841"/></text:h>
      <text:p text:style-name="P6">Comme dit plus haut c’est un PC (Core I5, 32Go de RAM) tournant sous Ubuntu 24.04</text:p>
      <text:p text:style-name="P6">Tout est documenté sur ce <text:a xlink:type="simple" xlink:href="https://github.com/javaskater/rcp217_project/blob/main/docs/INSTALLATIONS/PYTHONLIBS.md" text:style-name="Internet_20_link" text:visited-style-name="Visited_20_Internet_20_Link">lien GitHub (installation des librairies Python sous Linux)</text:a>.</text:p>
      <text:p text:style-name="P6">Rien de bien particulier à ajouter (cf. introduction à l’installation des librairies Python ci dessus)</text:p>
      <text:p text:style-name="P16">On ajouté à VSCode l’extension Python cf. fin de notre <text:a xlink:type="simple" xlink:href="https://github.com/javaskater/rcp217_project/blob/main/docs/INSTALLATIONS/PYTHONLIBS.md" text:style-name="Internet_20_link" text:visited-style-name="Visited_20_Internet_20_Link">page de documentation Markdown</text:a>.</text:p>
      <text:p text:style-name="P14">Noter la sélection de <text:span text:style-name="T39">l’interpréteur associé à </text:span>l’environnement virtualisé sous VSCode (de façon à ce qu’il reconnaisse les librairies importées du projet et qu’il auto-complète)</text:p>
      <text:h text:style-name="P85" text:outline-level="3"><text:bookmark-start text:name="__RefHeading___Toc211_3179854841"/>Installation des Librairies Python sur le PC <text:span text:style-name="T36">Personnel / Partie WSL</text:span><text:bookmark-end text:name="__RefHeading___Toc211_3179854841"/></text:h>
      <text:p text:style-name="P5">Tout est documenté sur ce <text:a xlink:type="simple" xlink:href="https://github.com/javaskater/rcp217_project/blob/main/docs/INSTALLATIONS/PYTHONLIBSWSL.md" text:style-name="Internet_20_link" text:visited-style-name="Visited_20_Internet_20_Link">lien GitHub (installation des librairies Python sous </text:a><text:a xlink:type="simple" xlink:href="https://github.com/javaskater/rcp217_project/blob/main/docs/INSTALLATIONS/PYTHONLIBSWSL.md" text:style-name="Internet_20_link" text:visited-style-name="Visited_20_Internet_20_Link"><text:span text:style-name="T37">Windows / WSL</text:span></text:a><text:a xlink:type="simple" xlink:href="https://github.com/javaskater/rcp217_project/blob/main/docs/INSTALLATIONS/PYTHONLIBSWSL.md" text:style-name="Internet_20_link" text:visited-style-name="Visited_20_Internet_20_Link">)</text:a>.</text:p>
      <text:p text:style-name="P15">C’est une installation Linux comme dans le paragraphe précédent.</text:p>
      <text:p text:style-name="P15">On a a jouté à VSCode <text:span text:style-name="T40">outre l’extension Python </text:span>l’extension <text:span text:style-name="T40">WSL (cf. fin de la </text:span><text:a xlink:type="simple" xlink:href="https://github.com/javaskater/rcp217_project/blob/main/docs/INSTALLATIONS/PYTHONLIBSWSL.md" text:style-name="Internet_20_link" text:visited-style-name="Visited_20_Internet_20_Link"><text:span text:style-name="T40">documentation Markdown</text:span></text:a><text:span text:style-name="T40">) </text:span><text:span text:style-name="T41">qui permet à VSCode de travailler sous l’environnement virtualisé WSL (Window Subsystem for Linux)</text:span></text:p>
      <text:h text:style-name="Heading_20_3" text:outline-level="3"><text:bookmark-start text:name="__RefHeading___Toc213_3179854841"/><text:soft-page-break/>Installation de Python et des librairies nécessaires sur le PC Personnel (Windows)<text:bookmark-end text:name="__RefHeading___Toc213_3179854841"/></text:h>
      <text:p text:style-name="P7">Tout est documenté sur ce <text:a xlink:type="simple" xlink:href="https://github.com/javaskater/rcp217_project/blob/main/docs/INSTALLATIONS/PYTHONWINDOWS.md" text:style-name="Internet_20_link" text:visited-style-name="Visited_20_Internet_20_Link">lien GitHub (installation des librairies Python sous </text:a><text:a xlink:type="simple" xlink:href="https://github.com/javaskater/rcp217_project/blob/main/docs/INSTALLATIONS/PYTHONWINDOWS.md" text:style-name="Internet_20_link" text:visited-style-name="Visited_20_Internet_20_Link"><text:span text:style-name="T37">Windows</text:span></text:a><text:a xlink:type="simple" xlink:href="https://github.com/javaskater/rcp217_project/blob/main/docs/INSTALLATIONS/PYTHONWINDOWS.md" text:style-name="Internet_20_link" text:visited-style-name="Visited_20_Internet_20_Link">)</text:a>.</text:p>
      <text:p text:style-name="P17">Ici on installe la dernière version de Python (exécutable Windows).</text:p>
      <text:p text:style-name="P17">Puis on passe des commandes Powershell de création de l’environnement virtuel <text:span text:style-name="T25">env_python_for_projet_rcp217 </text:span></text:p>
      <text:p text:style-name="P17">Noter La nécessité <text:span text:style-name="T42">d</text:span>’ouvri<text:span text:style-name="T42">r <text:s/>une console </text:span><text:span text:style-name="T43">P</text:span><text:span text:style-name="T42">owershell en mode administrateur (fond bleu) afin de passer la commande qui autorise Windows à accepter l’exécution de scripts Powershell tels notamment les scripts d’activation et de désactivation de l’environnement virtuel (cf </text:span><text:a xlink:type="simple" xlink:href="https://github.com/javaskater/rcp217_project/blob/main/docs/INSTALLATIONS/PYTHONWINDOWS.md#problème-windows-refuse-par-défaut-lexécution-de-scripts-powershell-résolu" text:style-name="Internet_20_link" text:visited-style-name="Visited_20_Internet_20_Link"><text:span text:style-name="T42">lien vers le GitHub du projet</text:span></text:a><text:span text:style-name="T42">)</text:span></text:p>
      <text:p text:style-name="P18">Après avoir autorisé Windows à exécuter des scripts Powershell on passe en environnement virtualisé et on installe nos librairies comme sous Linux via des pip commandes.</text:p>
      <text:p text:style-name="P18">On vérifie sous <text:span text:style-name="T25">Powershell/console Python en environnement virtualisé</text:span> l’import de pytorch</text:p>
      <text:p text:style-name="P18">On vérifie sous <text:span text:style-name="T25">Powershell toujours en environnement virtualisé</text:span> le démarrage du serveur de notebooks Jupyter.</text:p>
      <text:h text:style-name="Heading_20_1" text:outline-level="1"><text:bookmark-start text:name="__RefHeading___Toc215_3179854841"/><text:span text:style-name="T1">Partie en R : g</text:span>énération des séries temporelles (avec p et q)<text:bookmark-end text:name="__RefHeading___Toc215_3179854841"/></text:h>
      <text:p text:style-name="P19">Pour ce projet j’ai dû apprendre le langage R (ce qui devrait me servir par la suite pour les UE Statistiques/Data Science du CNAM) <text:span text:style-name="T44">afin de pouvoir exploiter la librairie R </text:span><text:span text:style-name="T21">arima</text:span><text:span text:style-name="T44">.</text:span></text:p>
      <text:p text:style-name="P20">Tout le développement (avec liens vers les scripts R <text:span text:style-name="T45">correspondants</text:span>) est disponible sur le <text:a xlink:type="simple" xlink:href="https://github.com/javaskater/rcp217_project/blob/main/docs/GENERATION/R.md" text:style-name="Internet_20_link" text:visited-style-name="Visited_20_Internet_20_Link">GitHub du projet (lien)</text:a>.</text:p>
      <text:h text:style-name="P81" text:outline-level="2"><text:bookmark-start text:name="__RefHeading___Toc217_3179854841"/>Hypothèse<text:span text:style-name="T45">s</text:span><text:bookmark-end text:name="__RefHeading___Toc217_3179854841"/></text:h>
      <text:h text:style-name="Heading_20_3" text:outline-level="3"><text:bookmark-start text:name="__RefHeading___Toc219_3179854841"/><text:span text:style-name="T45">Hypothèses</text:span> sur p et q<text:bookmark-end text:name="__RefHeading___Toc219_3179854841"/></text:h>
      <text:p text:style-name="P23">Compris entre 0 (inclus) et 9 (inclus)</text:p>
      <text:h text:style-name="Heading_20_3" text:outline-level="3"><text:bookmark-start text:name="__RefHeading___Toc221_3179854841"/>Hypothèse sur les valeurs des coefficients<text:bookmark-end text:name="__RefHeading___Toc221_3179854841"/></text:h>
      <text:p text:style-name="P22">Je ne sais pas où je l’ai lu mais j’ai demandé p AR coefficients et q MA coefficients compris entre 0 et 1 (hypothèse des coefficients entre 0 et 1)</text:p>
      <text:h text:style-name="P82" text:outline-level="2"><text:bookmark-start text:name="__RefHeading___Toc223_3179854841"/><text:a xlink:type="simple" xlink:href="https://github.com/javaskater/rcp217_project/blob/main/docs/GENERATION/R.md#créer-une-fonction-qu-génère-des-coefficients-en-dehors-du-cercle" text:style-name="Internet_20_link" text:visited-style-name="Visited_20_Internet_20_Link">La méthode cons</text:a><text:a xlink:type="simple" xlink:href="https://github.com/javaskater/rcp217_project/blob/main/docs/GENERATION/R.md#créer-une-fonction-qu-génère-des-coefficients-en-dehors-du-cercle" text:style-name="Internet_20_link" text:visited-style-name="Visited_20_Internet_20_Link"><text:span text:style-name="T1">i</text:span></text:a><text:a xlink:type="simple" xlink:href="https://github.com/javaskater/rcp217_project/blob/main/docs/GENERATION/R.md#créer-une-fonction-qu-génère-des-coefficients-en-dehors-du-cercle" text:style-name="Internet_20_link" text:visited-style-name="Visited_20_Internet_20_Link">stant à trouver des valeurs de coefficients à l’intérieur d’un cercle</text:a> <text:bookmark-end text:name="__RefHeading___Toc223_3179854841"/></text:h>
      <text:p text:style-name="Standard"><text:a xlink:type="simple" xlink:href="https://github.com/javaskater/rcp217_project/blob/main/docs/GENERATION/R.md#créer-une-fonction-qu-génère-des-coefficients-en-dehors-du-cercle" text:style-name="Internet_20_link" text:visited-style-name="Visited_20_Internet_20_Link">(lien vers </text:a><text:a xlink:type="simple" xlink:href="https://github.com/javaskater/rcp217_project/blob/main/docs/GENERATION/R.md#créer-une-fonction-qu-génère-des-coefficients-en-dehors-du-cercle" text:style-name="Internet_20_link" text:visited-style-name="Visited_20_Internet_20_Link"><text:span text:style-name="T49">la documentation correspondante et le code associé sur </text:span></text:a><text:a xlink:type="simple" xlink:href="https://github.com/javaskater/rcp217_project/blob/main/docs/GENERATION/R.md#créer-une-fonction-qu-génère-des-coefficients-en-dehors-du-cercle" text:style-name="Internet_20_link" text:visited-style-name="Visited_20_Internet_20_Link">mon projet sur GitHub)</text:a></text:p>
      <text:h text:style-name="P86" text:outline-level="3">Code associé</text:h>
      <text:p text:style-name="P27">En reprenant <text:a xlink:type="simple" xlink:href="https://github.com/javaskater/rcp217_project/blob/main/R/testGenerateARMASeries_methode1.R" text:style-name="Internet_20_link" text:visited-style-name="Visited_20_Internet_20_Link">le code associé sur GitHub (lien vers le code correspondant)</text:a></text:p>
      <text:p text:style-name="P26"><text:soft-page-break/><text:span text:style-name="T50">Méthode </text:span><text:span text:style-name="T22">stationarity_check</text:span><text:span text:style-name="T50"> :</text:span> <text:span text:style-name="T47">mais j’ai testé </text:span><text:span text:style-name="T50">que</text:span><text:span text:style-name="T47"> </text:span><text:span text:style-name="T50">les coefficients</text:span><text:span text:style-name="T47"> </text:span><text:span text:style-name="T50">générés (valeurs imaginaires) sont tous en </text:span><text:span text:style-name="T47">en dehors du cercle… </text:span><text:span text:style-name="T50">(j’ai mis comme limite 1.1 au lieu de 1 </text:span><text:span text:style-name="T55">peut être à tort)</text:span></text:p>
      <text:p text:style-name="P29">Méthode <text:s/><text:span text:style-name="T28">calculate_stationary_coefficients :</text:span><text:span text:style-name="T32"> </text:span><text:span text:style-name="T53">Génère aléatoirement </text:span><text:span text:style-name="T54">4 coefficients entre 0 et 1 et </text:span><text:span text:style-name="T53">appelle la méthode précédente pour </text:span><text:span text:style-name="T54">vérifier que ces 4 coefficients sont tous bien en dehors du cercle unité</text:span></text:p>
      <text:p text:style-name="P30"><text:span text:style-name="T51">Dans ce programme R, je </text:span><text:span text:style-name="T52">teste juste 4 ar coefficients</text:span></text:p>
      <text:p text:style-name="P51"># test with a 4 for ar</text:p>
      <text:p text:style-name="P51">ar_coeffs &lt;- calculate_stationary_coefficients(4)</text:p>
      <text:p text:style-name="P51"># test a <text:s/>ar1 &lt;- arima.sim(model = list(order = c(4,0,0), ar = ar_coeffs), n = 200)</text:p>
      <text:p text:style-name="P51">ar1 &lt;- arima.sim(model = list(order = c(4,0,0), ar = ar_coeffs), n = 200)</text:p>
      <text:p text:style-name="P31">Mais j’obtiens l’exception arimasim comme quoi il ne peut générer <text:s/>car la partie ar des coefficients n’est pas stationnaire :</text:p>
      <text:p text:style-name="P42">jpmena@LAPTOP-E2MJK1UO:~/CONSULTANT/CNAM/rcp217_project/R$ R &lt; testGenerateARMASeries_methode1.R <text:s/>--save</text:p>
      <text:p text:style-name="P43">##################################</text:p>
      <text:p text:style-name="P42">&gt; # the order parameter is the number </text:p>
      <text:p text:style-name="P42">&gt; ## p of ar coefficients </text:p>
      <text:p text:style-name="P42">&gt; ## or q of ma coefficients</text:p>
      <text:p text:style-name="P42">&gt; # It returns le vector of the p respective q coefficients that make it stationary</text:p>
      <text:p text:style-name="P42">&gt; calculate_stationary_coefficients &lt;- function(order){</text:p>
      <text:p text:style-name="P42"/>
      <text:p text:style-name="P42">&gt; </text:p>
      <text:p text:style-name="P42">&gt; # test with a 4 for ar</text:p>
      <text:p text:style-name="P42">&gt; ar_coeffs &lt;- calculate_stationary_coefficients(4)</text:p>
      <text:p text:style-name="P42">[1] "[check_stationarity_of_coefficients] For the complex roof -1.048244+0.000000i the norm id 1.048244 is below 1"</text:p>
      <text:p text:style-name="P42">[1] "[calculate_stationary_coefficients] stationary coefficients found 0.849876282736659|0.872541354736313|0.60248435055837|0.109361905604601"</text:p>
      <text:p text:style-name="P42">[1] "[calculate_stationary_coefficients] ++ root found -0.754429+1.171978 i module 1.393806"</text:p>
      <text:p text:style-name="P42">[1] "[calculate_stationary_coefficients] ++ root found -0.754429+-1.171978 i module 1.393806"</text:p>
      <text:p text:style-name="P42">[1] "[calculate_stationary_coefficients] ++ root found -4.000229+0.000000 i module 4.000229"</text:p>
      <text:p text:style-name="P42">&gt; # test a <text:s/>ar1 &lt;- arima.sim(model = list(order = c(4,0,0), ar = ar_coeffs), n = 200)</text:p>
      <text:p text:style-name="P42">&gt; ar1 &lt;- arima.sim(model = list(order = c(4,0,0), ar = ar_coeffs), n = 200)</text:p>
      <text:p text:style-name="P42">Error in arima.sim(model = list(order = c(4, 0, 0), ar = ar_coeffs), n = 200) : </text:p>
      <text:p text:style-name="P33"><text:span text:style-name="T51"><text:s/></text:span><text:span text:style-name="T20"><text:s/>'ar' part of model is not stationary</text:span></text:p>
      <text:p text:style-name="P42">Execution halted</text:p>
      <text:p text:style-name="P32">Donc j’ai privilégié la méthode suivante, méthode brutale </text:p>
      <text:h text:style-name="Heading_20_2" text:outline-level="2"><text:bookmark-start text:name="__RefHeading___Toc225_3179854841"/>Méthode brutale de génération de valeurs aléatoire et test de génération de Série temporelle <text:span text:style-name="T47">(</text:span><text:a xlink:type="simple" xlink:href="https://github.com/javaskater/rcp217_project/blob/main/docs/GENERATION/R.md#version-finale-de-la-génération-de-timseries" text:style-name="Internet_20_link" text:visited-style-name="Visited_20_Internet_20_Link"><text:span text:style-name="T47">lien vers ma documentation GitHub</text:span></text:a><text:span text:style-name="T47">)</text:span><text:bookmark-end text:name="__RefHeading___Toc225_3179854841"/></text:h>
      <text:p text:style-name="P24">Là on relance arima.sim autant de fois que nécessaire en relançant une génération aléatoire de <text:span text:style-name="T56">p ar </text:span><text:s/><text:span text:style-name="T56">et q ma </text:span>coefficients</text:p>
      <text:p text:style-name="P21">Au lieu de générer automatiquement les coefficients à chaque fois que la série n’est pas stable, j’ai lu je ne sais plus où que l’on devrait prendre un coefficient au hasard à diviser par 2. N’ayant pas plus d’information sur cette heuristique je ne l’ai pas implémentée et je relance à chaque fois une nouvelle génération.</text:p>
      <text:p text:style-name="P24">C’est la commande suivante qu’il faut passer (cf. <text:a xlink:type="simple" xlink:href="https://github.com/javaskater/rcp217_project/blob/main/docs/GENERATION/R.md#version-finale-de-la-génération-de-timseries" text:style-name="Internet_20_link" text:visited-style-name="Visited_20_Internet_20_Link">lien mon projet sous GitHub</text:a>) </text:p>
      <text:p text:style-name="P45"><text:a xlink:type="simple" xlink:href="https://github.com/javaskater/rcp217_project/blob/main/R/testGenerateARMASeries_methode2.R" text:style-name="Internet_20_link" text:visited-style-name="Visited_20_Internet_20_Link">Lien vers le code de cette méthode 2 sur mon projet GitHub</text:a></text:p>
      <text:p text:style-name="P24"><text:span text:style-name="T33">jmena01@m077-2281091:~/CONSULTANT/rcp217_project/R$ R &lt; GenerateARMASeries_final.R --no-save | tee generate.log</text:span> </text:p>
      <text:p text:style-name="P24"><text:soft-page-break/>Inconvénient il me faut presque 20 minutes sur mon PC <text:span text:style-name="T48">pour obtenir seulement 100 (</text:span><text:span text:style-name="T26">p de 0 à 9</text:span><text:span text:style-name="T48"> x</text:span><text:span text:style-name="T26"> q de 0à 9</text:span><text:span text:style-name="T48">) time-series </text:span><text:span text:style-name="T29">station</text:span><text:span text:style-name="T30">n</text:span><text:span text:style-name="T29">ai</text:span><text:span text:style-name="T30">r</text:span><text:span text:style-name="T29">es</text:span> et le fichier generate.log fait jusqu’à plus de 2 Go de données</text:p>
      <text:p text:style-name="P58">Pour cela la fonction main utilise 2 boucles <text:span text:style-name="T64">: </text:span><text:span text:style-name="T65">une bouche sur coefficient p (ar) et 0 à 9 qui appelle une boucle sur q de 0 à 9 (coefficient ma) ce qui fait 100 combinaisons uniques de coefficients ar ma et donc 100 séries temporelles</text:span></text:p>
      <text:h text:style-name="Heading_20_2" text:outline-level="2"><text:bookmark-start text:name="__RefHeading___Toc227_3179854841"/>Forme des résultats dan<text:span text:style-name="T46">s</text:span> un zip<text:bookmark-end text:name="__RefHeading___Toc227_3179854841"/></text:h>
      <text:p text:style-name="P25">J’ai zippé les répertoires générés sous WSL pour mettre sous mon projet GitHub la version compressée.</text:p>
      <text:list xml:id="list3059164254" text:style-name="L4">
        <text:list-item>
          <text:p text:style-name="P100"><text:a xlink:type="simple" xlink:href="https://github.com/javaskater/rcp217_project/blob/main/R/ts_generees_28082025.zip" text:style-name="Internet_20_link" text:visited-style-name="Visited_20_Internet_20_Link">Lancement du 28/08/2025</text:a></text:p>
        </text:list-item>
        <text:list-item>
          <text:p text:style-name="P100"><text:a xlink:type="simple" xlink:href="https://github.com/javaskater/rcp217_project/blob/main/R/ts_generees_29082025.zip" text:style-name="Internet_20_link" text:visited-style-name="Visited_20_Internet_20_Link">Lancement du 29/08/2025</text:a></text:p>
        </text:list-item>
      </text:list>
      <text:p text:style-name="P25"/>
      <text:h text:style-name="P80" text:outline-level="1"><text:bookmark-start text:name="__RefHeading___Toc229_3179854841"/>Partie Python<text:bookmark-end text:name="__RefHeading___Toc229_3179854841"/></text:h>
      <text:p text:style-name="P46">Pour tester les programmes Python sur mon PC (dans l’environnement virtualisé) j’utilise des fichiers qui forme des modules Python avec une partie <text:span text:style-name="T33">if __name__ == '__main__':</text:span> qui me permet de jouer le fichier en local (dans l’environnement virtualisé) et des tester ma fonctionnalité<text:span text:style-name="T66">s</text:span> de façon unitaire</text:p>
      <text:h text:style-name="P83" text:outline-level="2"><text:bookmark-start text:name="__RefHeading___Toc231_3179854841"/>Faire des différents répertoire de séries temporelles un DataFrame<text:bookmark-end text:name="__RefHeading___Toc231_3179854841"/></text:h>
      <text:p text:style-name="P46">La classe DataFrame a besoin d’un DATASET et c’est ce DataSet <text:s/><text:span text:style-name="T57">que je crée :</text:span></text:p>
      <text:p text:style-name="P47">Explication WIKI markdown <text:span text:style-name="T58">(</text:span><text:a xlink:type="simple" xlink:href="https://github.com/javaskater/rcp217_project/blob/main/docs/PYTHON_STEPS/1-DATALOADER.md" text:style-name="Internet_20_link" text:visited-style-name="Visited_20_Internet_20_Link"><text:span text:style-name="T58">lien</text:span></text:a><text:a xlink:type="simple" xlink:href="https://github.com/javaskater/rcp217_project/blob/main/docs/PYTHON_STEPS/1-DATALOADER.md" text:style-name="Internet_20_link" text:visited-style-name="Visited_20_Internet_20_Link"> mon </text:a><text:a xlink:type="simple" xlink:href="https://github.com/javaskater/rcp217_project/blob/main/docs/PYTHON_STEPS/1-DATALOADER.md" text:style-name="Internet_20_link" text:visited-style-name="Visited_20_Internet_20_Link"><text:span text:style-name="T58">projet sur</text:span></text:a><text:a xlink:type="simple" xlink:href="https://github.com/javaskater/rcp217_project/blob/main/docs/PYTHON_STEPS/1-DATALOADER.md" text:style-name="Internet_20_link" text:visited-style-name="Visited_20_Internet_20_Link"> GitHub</text:a><text:span text:style-name="T58">)</text:span></text:p>
      <text:p text:style-name="P47">Le Module lui même (<text:a xlink:type="simple" xlink:href="https://github.com/javaskater/rcp217_project/blob/main/PYTHON/dataloader_creation.py" text:style-name="Internet_20_link" text:visited-style-name="Visited_20_Internet_20_Link">lien vers mon </text:a><text:a xlink:type="simple" xlink:href="https://github.com/javaskater/rcp217_project/blob/main/PYTHON/dataloader_creation.py" text:style-name="Internet_20_link" text:visited-style-name="Visited_20_Internet_20_Link"><text:span text:style-name="T58">projet sur</text:span></text:a><text:a xlink:type="simple" xlink:href="https://github.com/javaskater/rcp217_project/blob/main/PYTHON/dataloader_creation.py" text:style-name="Internet_20_link" text:visited-style-name="Visited_20_Internet_20_Link"> GitHub</text:a>)</text:p>
      <text:p text:style-name="P48">Je vais récupérer chaque série temporelle mise dans un fichier csv (1000 données sur une ligne) <text:span text:style-name="T58">par le programme en R.</text:span></text:p>
      <text:p text:style-name="P48">L’ordre p <text:span text:style-name="T66">(partie ar)</text:span> et l’ordre q <text:span text:style-name="T66">(partie ma)</text:span> de la série temporelle se trouvent dans le nom du fichier lui même. </text:p>
      <text:p text:style-name="P50">En effet, le nom du fichier csv représentant une série est de la forme : <text:line-break/><text:span text:style-name="T20">ar_{p coefficient}__ma_{q coefficient}__time_{jourMoisAnneeHeureMinuteSeconde}.csv</text:span></text:p>
      <text:p text:style-name="P64">De là l’usage d’expressions régulières Python pour la récupération du coefficient p (ar order) et q (ma order)</text:p>
      <text:p text:style-name="P59"><text:s/>2 fonctions sont à implémenter <text:span text:style-name="T66">pour implémenter un DAtaSet</text:span></text:p>
      <text:p text:style-name="P59">__len__ : <text:span text:style-name="T63">le nombre de time series chargées </text:span><text:span text:style-name="T66">et __getitem__</text:span></text:p>
      <text:h text:style-name="Heading_20_3" text:outline-level="3">__getitem__ : on doit retourner un tuple de 2 tenseur<text:span text:style-name="T66">s</text:span></text:h>
      <text:p text:style-name="P59">1<text:span text:style-name="T62">er</text:span> tenseur ; la liste des données csv d’une série traduites en Tenseur de Float</text:p>
      <text:p text:style-name="P59"><text:soft-page-break/>2ème tenseur : la catégorie comme entier (et non comme one hot vector cf. réponse de Marin à ma question). En fait un tenseur contenant uniquement un entier.</text:p>
      <text:p text:style-name="P60">Comme je fabrique mes lots de time series non pas en une fois mais lors de multiple batch, le constructeur du DataSet attend une liste de répertoires, chaque répertoire contenant 100 fichiers csv de times series (une time serie de 1000 points par fichier csv)…</text:p>
      <text:h text:style-name="Heading_20_3" text:outline-level="3">La partie main du module :</text:h>
      <text:p text:style-name="P63">Elle (cf. introduction à la partie Python) est délimitée par <text:span text:style-name="T33">if __name__ == '__main__':</text:span>.</text:p>
      <text:p text:style-name="P62">Je teste la fonction len de ce DataSet et vérifie qu’elle me retourne bien le nombre de TimeSeries intégrées <text:span text:style-name="T67">(100 dans notre cas)</text:span></text:p>
      <text:p text:style-name="P61">Je teste si mon implémentation de DataSet s’intègre dans un DataLoader (avec une batchsize de 50)</text:p>
      <text:p text:style-name="P61">Ce qui fait que la longueur du DataLoader est bien de 2 (2 * 50 = 100)</text:p>
      <text:h text:style-name="Heading_20_3" text:outline-level="3">Problème (TODO) </text:h>
      <text:p text:style-name="P49"><text:span text:style-name="T59">Q</text:span>uand je joue le training il me dit que pour l’ordre il attend non pas un entier mais un Tenseur</text:p>
      <text:list xml:id="list3874127962" text:style-name="L5">
        <text:list-item>
          <text:p text:style-name="P102">Cet entier doit il être le seul élément d’un tenseur ?</text:p>
        </text:list-item>
        <text:list-item>
          <text:p text:style-name="P102">Ou bien doit on créer une représentation one-hot-encoded sous forme de Tenseur pour cet entier ? </text:p>
        </text:list-item>
        <text:list-item>
          <text:p text:style-name="P103">cf. <text:a xlink:type="simple" xlink:href="https://github.com/javaskater/rcp217_project/blob/main/docs/Questions/3-PYTORCH_TENSORS.md" text:style-name="Internet_20_link" text:visited-style-name="Visited_20_Internet_20_Link"><text:span text:style-name="T61">Réponse de Marin (lien vers mon projet GitHub)</text:span></text:a> qui me renvoie vers <text:a xlink:type="simple" xlink:href="https://stackoverflow.com/questions/62456558/is-one-hot-encoding-required-for-using-pytorchs-cross-entropy-loss-function" text:style-name="Internet_20_link" text:visited-style-name="Visited_20_Internet_20_Link">la réponse 27 de ce Post StackOverflow (lien)</text:a>.</text:p>
          <text:list>
            <text:list-item>
              <text:p text:style-name="P104">Qui dit de privilégier un entier au détriment d’une représentation one-hot pour les catégories car :</text:p>
            </text:list-item>
            <text:list-item>
              <text:p text:style-name="P101"><text:span text:style-name="T31">nn.CrossEntropyLoss</text:span><text:span text:style-name="T60"> combine </text:span><text:span text:style-name="T27">torch.nn.functional.one_hot</text:span><text:span text:style-name="T60"> avec </text:span><text:span text:style-name="T27">nn.functional.log_softmax</text:span></text:p>
            </text:list-item>
          </text:list>
        </text:list-item>
      </text:list>
      <text:h text:style-name="Heading_20_3" text:outline-level="3">Tests en environnement virtualisé :</text:h>
      <text:h text:style-name="Heading_20_4" text:outline-level="4">Première erreur</text:h>
      <text:p text:style-name="P34">&gt;&gt;&gt; import torch</text:p>
      <text:p text:style-name="P34">&gt;&gt;&gt; a = 53</text:p>
      <text:p text:style-name="P34">&gt;&gt;&gt; <text:span text:style-name="T23">at = torch.IntTensor([a])</text:span> <text:span text:style-name="T68"># C’est ce que l’on attend (ne pas oublier de placer l’entier dans une liste)</text:span></text:p>
      <text:p text:style-name="P34">&gt;&gt;&gt; at</text:p>
      <text:p text:style-name="P34">tensor([<text:span text:style-name="T20">53</text:span>], dtype=torch.int32)</text:p>
      <text:p text:style-name="P34">&gt;&gt;&gt; at2 = torch.IntTensor(a) <text:span text:style-name="T68"># Attention cette forme génère un Tenseur de 53 éléments aléatoires</text:span></text:p>
      <text:p text:style-name="P34">&gt;&gt;&gt; at2</text:p>
      <text:p text:style-name="P34">tensor([ <text:s text:c="3"/>279806, <text:s text:c="9"/>0, <text:s text:c="9"/>0, <text:s text:c="9"/>0, <text:s text:c="8"/>-1, <text:s text:c="9"/>0,</text:p>
      <text:p text:style-name="P34"><text:s text:c="8"/>1869903169, 1769234797, 1819042147, 1868701817, <text:s/>543452789, 1919250543,</text:p>
      <text:p text:style-name="P34"><text:s text:c="8"/>1919906913, 1952524064, <text:s/>976907877, 1667592307, 1600938345, 2037541217,</text:p>
      <text:p text:style-name="P34"><text:s text:c="9"/>661217631, 1953068832, 1668489320, 1634559336, <text:s/>975794984, 1629495306,</text:p>
      <text:p text:style-name="P34"><text:s text:c="9"/>980313460, 1701868346, 1818323299, 1919508831, 1767989113, 1852134440,</text:p>
      <text:p text:style-name="P34"><text:s text:c="9"/>544370547, <text:s/>757082488, 1700012094, 1919906670, 1629495306, <text:s/>980313460,</text:p>
      <text:p text:style-name="P34"><text:s text:c="8"/>1701868346, 1818323299, 1919508831, 1767989113, 1953853230, 1852134440,</text:p>
      <text:p text:style-name="P34"><text:s text:c="9"/>544370547, <text:s/>706751608, 1700012076, 1919906670, <text:s/>690053416, 1953853216,</text:p>
      <text:p text:style-name="P34"><text:s text:c="8"/>1043144745, 1852134432, <text:s/>678588275, <text:s/>170467681, <text:s text:c="6"/>2560],</text:p>
      <text:p text:style-name="P34"><text:s text:c="7"/>dtype=torch.int32)</text:p>
      <text:p text:style-name="P53"><text:soft-page-break/>Cela ne suffit pas, les coefficients p et q que je récupère de l’expression régulière sur le nom du fichier sont des châines python et non des entiers. De là l’erreur quand je fais tourner l’entraînement du modèle (<text:a xlink:type="simple" xlink:href="https://github.com/javaskater/rcp217_project/blob/main/PYTHON/training_module.py" text:style-name="Internet_20_link" text:visited-style-name="Visited_20_Internet_20_Link">lien GitHub </text:a><text:a xlink:type="simple" xlink:href="https://github.com/javaskater/rcp217_project/blob/main/PYTHON/training_module.py" text:style-name="Internet_20_link" text:visited-style-name="Visited_20_Internet_20_Link"><text:span text:style-name="T38">vers le</text:span></text:a><text:a xlink:type="simple" xlink:href="https://github.com/javaskater/rcp217_project/blob/main/PYTHON/training_module.py" text:style-name="Internet_20_link" text:visited-style-name="Visited_20_Internet_20_Link"> script Python d’entraînement</text:a>) :</text:p>
      <text:p text:style-name="P35"><text:s/>p_tensor = IntTensor([p]) # Ce doit être un ten<text:span text:style-name="T73">s</text:span>eur avec une seule donnée: l'ordre attendu</text:p>
      <text:p text:style-name="P35"><text:s text:c="15"/>^^^^^^^^^^^^^^</text:p>
      <text:p text:style-name="P35">ValueError: too many dimensions 'str'</text:p>
      <text:p text:style-name="P54"><text:span text:style-name="T70">C’est pour cela qu’il faut les transformer en entiers avant des les retourner cf </text:span><text:a xlink:type="simple" xlink:href="https://stackoverflow.com/questions/65804689/with-bert-text-classification-valueerror-too-many-dimensions-str-error-occur" text:style-name="Internet_20_link" text:visited-style-name="Visited_20_Internet_20_Link"><text:span text:style-name="T70">Réponse 14 à cette question StackOverflow (lien)</text:span></text:a><text:span text:style-name="T70">.</text:span></text:p>
      <text:p text:style-name="P54"/>
      <text:p text:style-name="P55">Script </text:p>
      <text:h text:style-name="Heading_20_4" text:outline-level="4">Quand je continue le script d’entrainement il me met l’erreur</text:h>
      <text:p text:style-name="P55"><text:s/><text:span text:style-name="T33">File "/home/jpmena/CONSULTANT/CNAM/rcp217_project/PYTHON/</text:span><text:span text:style-name="T34">projetct16_module.py", line 42</text:span><text:span text:style-name="T33">, in forward</text:span></text:p>
      <text:p text:style-name="P36"><text:s text:c="4"/>x = self.conv1_init(x)</text:p>
      <text:p text:style-name="P36"><text:s text:c="8"/>^^^^^^^^^^^^^^^^^^</text:p>
      <text:p text:style-name="P36"><text:s text:c="2"/>File "/home/jpmena/CONSULTANT/CNAM/rcp217_project/env_python_for_projet_rcp217/lib/python3.12/site-packages/torch/nn/modules/module.py", line 1511, in _wrapped_call_impl</text:p>
      <text:p text:style-name="P36"><text:s text:c="4"/>return self._call_impl(*args, **kwargs)</text:p>
      <text:p text:style-name="P36"><text:s text:c="11"/>^^^^^^^^^^^^^^^^^^^^^^^^^^^^^^^^</text:p>
      <text:p text:style-name="P36"><text:s text:c="2"/>File "/home/jpmena/CONSULTANT/CNAM/rcp217_project/env_python_for_projet_rcp217/lib/python3.12/site-packages/torch/nn/modules/module.py", line 1520, in _call_impl</text:p>
      <text:p text:style-name="P36"><text:s text:c="4"/>return forward_call(*args, **kwargs)</text:p>
      <text:p text:style-name="P36"><text:s text:c="11"/>^^^^^^^^^^^^^^^^^^^^^^^^^^^^^</text:p>
      <text:p text:style-name="P36"><text:s text:c="2"/>File "/home/jpmena/CONSULTANT/CNAM/rcp217_project/env_python_for_projet_rcp217/lib/python3.12/site-packages/torch/nn/modules/conv.py", line 310, in forward</text:p>
      <text:p text:style-name="P36"><text:s text:c="4"/>return self._conv_forward(input, self.weight, self.bias)</text:p>
      <text:p text:style-name="P36"><text:s text:c="11"/>^^^^^^^^^^^^^^^^^^^^^^^^^^^^^^^^^^^^^^^^^^^^^^^^^</text:p>
      <text:p text:style-name="P36"><text:s text:c="2"/>File "/home/jpmena/CONSULTANT/CNAM/rcp217_project/env_python_for_projet_rcp217/lib/python3.12/site-packages/torch/nn/modules/conv.py", line 306, in _conv_forward</text:p>
      <text:p text:style-name="P36"><text:s text:c="4"/><text:span text:style-name="T69">return F.conv1d(input, weight, bias, self.stride,</text:span></text:p>
      <text:p text:style-name="P44"><text:s text:c="11"/>^^^^^^^^^^^^^^^^^^^^^^^^^^^^^^^^^^^^^^^^^^</text:p>
      <text:p text:style-name="P44">RuntimeError: Expected 2D (unbatched) or 3D (batched) input to conv1d, but got input of size: [1001]</text:p>
      <text:p text:style-name="P55"/>
      <text:p text:style-name="P56">Réponse dans ce<text:a xlink:type="simple" xlink:href="https://stackoverflow.com/questions/77287416/how-to-remove-runtimeerror-expected-2d-unbatched-or-3d-batched-input-to-con" text:style-name="Internet_20_link" text:visited-style-name="Visited_20_Internet_20_Link"> Post StackOverflow (cas qui a trop de dimensions) </text:a>on a attend le en dim <text:s/>channel et le nombre d’éléments </text:p>
      <text:p text:style-name="P57">Test de unsqueeze</text:p>
      <text:p text:style-name="P37">&gt;&gt;&gt; import torch</text:p>
      <text:p text:style-name="P37">&gt;&gt;&gt; a = torch.IntTensor(4)</text:p>
      <text:p text:style-name="P37">&gt;&gt;&gt; a</text:p>
      <text:p text:style-name="P37">tensor([779680823, <text:s text:c="8"/>0, <text:s text:c="8"/>0, <text:s text:c="8"/>0], dtype=torch.int32)</text:p>
      <text:p text:style-name="P37">&gt;&gt;&gt; a2 = a.unsqueeze(0)</text:p>
      <text:p text:style-name="P37">&gt;&gt;&gt; a2</text:p>
      <text:p text:style-name="P37">tensor([[779680823, <text:s text:c="8"/>0, <text:s text:c="8"/>0, <text:s text:c="8"/>0]], dtype=torch.int32)</text:p>
      <text:p text:style-name="P67">Un second unsqueze est nécessaire pour la taille de batch de 1 également (cf. <text:a xlink:type="simple" xlink:href="https://github.com/javaskater/rcp217_project/blob/main/PYTHON/resnet1d_module.py" text:style-name="Internet_20_link" text:visited-style-name="Visited_20_Internet_20_Link"><text:span text:style-name="T74">le main du RESNET1D module – lien GitHub</text:span></text:a>)</text:p>
      <text:p text:style-name="P68">Si je reste sur un batch non unitaire cela donne en training</text:p>
      <text:p text:style-name="P68"><text:s text:c="8"/><text:span text:style-name="T33">for series, labels in train_loader: <text:s/># &lt;3&gt;</text:span></text:p>
      <text:p text:style-name="P39"><text:s text:c="12"/>series = series.to(device)</text:p>
      <text:p text:style-name="P39"><text:s text:c="12"/>labels = labels.to(device=device)</text:p>
      <text:p text:style-name="P39"/>
      <text:p text:style-name="P39"><text:s text:c="12"/>if debug == True:</text:p>
      <text:p text:style-name="P39"><text:s text:c="16"/>print(f"[training_loop] series batch before unsqueeze {series.shape}") <text:s text:c="15"/></text:p>
      <text:p text:style-name="P39"><text:s text:c="12"/><text:span text:style-name="T24">series2D = series.unsqueeze(1)</text:span><text:span text:style-name="T75"> # add the one channel dimension between the batch_size dimension and the serie's length</text:span></text:p>
      <text:p text:style-name="P39"><text:s text:c="12"/>if debug == True:</text:p>
      <text:p text:style-name="P68"><text:span text:style-name="T33"><text:s text:c="16"/>print(f"[training_loop] series batch after unsqueeze {series2D.shape}")</text:span> <text:s/></text:p>
      <text:h text:style-name="Heading_20_4" text:outline-level="4"><text:soft-page-break/>Erreur à la Loss Function :</text:h>
      <text:p text:style-name="P40">[training_loop] series batch before unsqueeze torch.Size([50, 1001])</text:p>
      <text:p text:style-name="P40">[training_loop] series batch after unsqueeze torch.Size([50, 1, 1001])</text:p>
      <text:p text:style-name="P40">[training_loop] outputs shape torch.Size([50, 10]) labels shape torch.Size([50, 1])</text:p>
      <text:p text:style-name="P40">Traceback (most recent call last):</text:p>
      <text:p text:style-name="P40"><text:s text:c="2"/>File "/home/jpmena/CONSULTANT/CNAM/rcp217_project/PYTHON/training_module.py", line 84, in &lt;module&gt;</text:p>
      <text:p text:style-name="P40"><text:s text:c="4"/>training_loop( <text:s/># &lt;5&gt;</text:p>
      <text:p text:style-name="P40"><text:s text:c="2"/>File "/home/jpmena/CONSULTANT/CNAM/rcp217_project/PYTHON/training_module.py", line 29, in training_loop</text:p>
      <text:p text:style-name="P40"><text:s text:c="4"/>loss = loss_fn(outputs, labels) <text:s/># &lt;5&gt;</text:p>
      <text:p text:style-name="P40"><text:s text:c="11"/>^^^^^^^^^^^^^^^^^^^^^^^^</text:p>
      <text:p text:style-name="P40"><text:s text:c="2"/>File "/home/jpmena/CONSULTANT/CNAM/rcp217_project/env_python_for_projet_rcp217/lib/python3.12/site-packages/torch/nn/modules/module.py", line 1511, in _wrapped_call_impl</text:p>
      <text:p text:style-name="P40"><text:s text:c="4"/>return self._call_impl(*args, **kwargs)</text:p>
      <text:p text:style-name="P40"><text:s text:c="11"/>^^^^^^^^^^^^^^^^^^^^^^^^^^^^^^^^</text:p>
      <text:p text:style-name="P40"><text:s text:c="2"/>File "/home/jpmena/CONSULTANT/CNAM/rcp217_project/env_python_for_projet_rcp217/lib/python3.12/site-packages/torch/nn/modules/module.py", line 1520, in _call_impl</text:p>
      <text:p text:style-name="P40"><text:s text:c="4"/>return forward_call(*args, **kwargs)</text:p>
      <text:p text:style-name="P40"><text:s text:c="11"/>^^^^^^^^^^^^^^^^^^^^^^^^^^^^^</text:p>
      <text:p text:style-name="P40"><text:s text:c="2"/>File "/home/jpmena/CONSULTANT/CNAM/rcp217_project/env_python_for_projet_rcp217/lib/python3.12/site-packages/torch/nn/modules/loss.py", line 1179, in forward</text:p>
      <text:p text:style-name="P40"><text:s text:c="4"/>return F.cross_entropy(input, target, weight=self.weight,</text:p>
      <text:p text:style-name="P40"><text:s text:c="11"/>^^^^^^^^^^^^^^^^^^^^^^^^^^^^^^^^^^^^^^^^^^^^^^^^^^</text:p>
      <text:p text:style-name="P40"><text:s text:c="2"/>File "/home/jpmena/CONSULTANT/CNAM/rcp217_project/env_python_for_projet_rcp217/lib/python3.12/site-packages/torch/nn/functional.py", line 3059, in cross_entropy</text:p>
      <text:p text:style-name="P40"><text:s text:c="4"/>return torch._C._nn.cross_entropy_loss(input, target, weight, _Reduction.get_enum(reduction), ignore_index, label_smoothing)</text:p>
      <text:p text:style-name="P40"><text:s text:c="11"/>^^^^^^^^^^^^^^^^^^^^^^^^^^^^^^^^^^^^^^^^^^^^^^^^^^^^^^^^^^^^^^^^^^^^^^^^^^^^^^^^^^^^^^^^^^^^^^^^^^^^^^^^^^^^^^^^^^^^^</text:p>
      <text:p text:style-name="P40">RuntimeError: 0D or 1D target tensor expected, multi-target not supported</text:p>
      <text:p text:style-name="P69">C<text:span text:style-name="T76">f.</text:span> <text:a xlink:type="simple" xlink:href="https://stackoverflow.com/questions/71399847/runtimeerror-0d-or-1d-target-tensor-expected-multi-target-not-supported-i-was" text:style-name="Internet_20_link" text:visited-style-name="Visited_20_Internet_20_Link"><text:span text:style-name="T76">Réponse 16 de ce post de Stack Overflow signale l’erreur et la corrige</text:span></text:a><text:span text:style-name="T76">.</text:span></text:p>
      <text:p text:style-name="P70">Petit test en environnement virtualisé</text:p>
      <text:p text:style-name="P52">&gt;&gt;&gt; import torch </text:p>
      <text:p text:style-name="P52">&gt;&gt;&gt; a = torch.IntTensor([[2],[3]])</text:p>
      <text:p text:style-name="P52">&gt;&gt;&gt; a.shape</text:p>
      <text:p text:style-name="P52">torch.Size([2, 1])</text:p>
      <text:p text:style-name="P52">&gt;&gt;&gt; b=a.squeeze(1)</text:p>
      <text:p text:style-name="P52">&gt;&gt;&gt; b</text:p>
      <text:p text:style-name="P52">tensor([2, 3], dtype=torch.int32)</text:p>
      <text:p text:style-name="P52">&gt;&gt;&gt; b.shape</text:p>
      <text:p text:style-name="P52">torch.Size([2])</text:p>
      <text:p text:style-name="P71">Donc je squeeze les labels ramenant de 2 dimensions à une dimension</text:p>
      <text:h text:style-name="Heading_20_4" text:outline-level="4">Autre problème Loss Function Label type :</text:h>
      <text:p text:style-name="P38"><text:s text:c="11"/>^^^^^^^^^^^^^^^^^^^^^^^^^^^^^^^^^^^^^^^^^^^^^^^^^^^^^^^^^^^^^^^^^^^^^^^^^^^^^^^^^^^^^^^^^^^^^^^^^^^^^^^^^^^^^^^^^^^^^</text:p>
      <text:p text:style-name="P38">RuntimeError: expected scalar type Long but found Int</text:p>
      <text:p text:style-name="P73">On transforme directement dans le training le Tenseur des labels de int en long ce qui donne en une instruction</text:p>
      <text:p text:style-name="P41">labels = labels.squeeze(1)<text:span text:style-name="T24">.long()</text:span> # cf erreur 3 et 4 dans le compte rendu</text:p>
      <text:h text:style-name="Heading_20_4" text:outline-level="4"><text:soft-page-break/>Erreur à loss.backward</text:h>
      <text:p text:style-name="P41">RuntimeError: one of the variables needed for gradient computation has been modified <text:span text:style-name="T20">by an inplace operation</text:span>: [torch.FloatTensor [50, 300, 64]], which is output 0 of ReluBackward0, is at version 1; expected version 0 instead. Hint: enable anomaly detection to find the operation that failed to compute its gradient, with torch.autograd.set_detect_anomaly(True).</text:p>
      <text:p text:style-name="P73">cf. <text:a xlink:type="simple" xlink:href="https://discuss.pytorch.org/t/encounter-the-runtimeerror-one-of-the-variables-needed-for-gradient-computation-has-been-modified-by-an-inplace-operation/836" text:style-name="Internet_20_link" text:visited-style-name="Visited_20_Internet_20_Link">Réponse de ce forum Pytorch</text:a></text:p>
      <text:p text:style-name="P73">on modifie (met en forme les series et les labels) avant de les envoyer vers le device.</text:p>
      <text:p text:style-name="P74">J’ai toujours le problème, il semble que cela se passe dans mon RESNET1D</text:p>
      <text:p text:style-name="P75">Cela se passe à la fin <text:span text:style-name="T77">de la fonction forward </text:span>de mon <text:a xlink:type="simple" xlink:href="https://github.com/javaskater/rcp217_project/blob/main/PYTHON/resnet1d_module.py" text:style-name="Internet_20_link" text:visited-style-name="Visited_20_Internet_20_Link">RESNET1D (lien GitHub)</text:a> <text:span text:style-name="T77">Je corrige par (éviter les in-place replacement</text:span></text:p>
      <text:p text:style-name="P75"><text:s text:c="8"/><text:span text:style-name="T25"># identity with trucation</text:span></text:p>
      <text:p text:style-name="P72"><text:s text:c="8"/>in_x_truncated = in_x[...,:x.shape[2]]</text:p>
      <text:p text:style-name="P72"><text:s text:c="8"/>x_out = x + in_x_truncated</text:p>
      <text:p text:style-name="P72"/>
      <text:p text:style-name="P72"><text:s text:c="8"/># final relu</text:p>
      <text:p text:style-name="P72"><text:s text:c="8"/>x_out_after_relu = self.relu(x_out)</text:p>
      <text:p text:style-name="P72"><text:s text:c="8"/></text:p>
      <text:p text:style-name="P72"><text:s text:c="8"/>return x_out_after_relu</text:p>
      <text:p text:style-name="P93">Ca tourne <text:span text:style-name="T77">enfin</text:span></text:p>
      <text:p text:style-name="P94">A la fin de la log on a </text:p>
      <text:p text:style-name="P95">2025-09-11 17:52:17.136395 Epoch 50, Training loss 2.2640886306762695</text:p>
      <text:h text:style-name="Heading_20_2" text:outline-level="2"><text:span text:style-name="T75">TODO</text:span> Corriger le Module de validation et </text:h>
      <text:p text:style-name="P76">Ainsi que la feuille Jupyter</text:p>
      <text:p text:style-name="P76">Mettre debug à False et relancer</text:p>
      <text:h text:style-name="Heading_20_2" text:outline-level="2"><text:bookmark-start text:name="__RefHeading___Toc235_3179854841"/>Suivre <text:a xlink:type="simple" xlink:href="https://github.com/javaskater/rcp217_project/blob/main/docs/Questions/2-PYTHONSTEPS.md#dernière-réponse-de-marin-à-ma-question-sur-le-forum-privé-de-moodle--cnam-paris" text:style-name="Internet_20_link" text:visited-style-name="Visited_20_Internet_20_Link"><text:span text:style-name="T71">les réponses de Marin (lien vers mon GitHub)</text:span></text:a> pour la génération utilisant la Convolution 1D <text:bookmark-end text:name="__RefHeading___Toc235_3179854841"/></text:h>
      <text:p text:style-name="Text_20_body"><text:a xlink:type="simple" xlink:href="https://github.com/hsd1503/resnet1d" text:style-name="Internet_20_link" text:visited-style-name="Visited_20_Internet_20_Link">https://github.com/hsd1503/resnet1d</text:a> <text:span text:style-name="T2">RESNET1</text:span><text:span text:style-name="T3">D</text:span><text:span text:style-name="T2"> bloc</text:span></text:p>
      <text:p text:style-name="P65">J’utilise de façon pratique <text:a xlink:type="simple" xlink:href="https://medium.com/@karuneshu21/how-to-resnet-in-pytorch-9acb01f36cf5" text:style-name="Internet_20_link" text:visited-style-name="Visited_20_Internet_20_Link">https://medium.com/@karuneshu21/how-to-resnet-in-pytorch-9acb01f36cf5</text:a> </text:p>
      <text:p text:style-name="P66">Attention le cf. <text:a xlink:type="simple" xlink:href="https://discuss.pytorch.org/t/conv1d-or-conv2d-for-1d-vectors-with-batch-size/185512" text:style-name="Internet_20_link" text:visited-style-name="Visited_20_Internet_20_Link">Ce lien du Forum PyTorch</text:a>. Il faut passer la taille du batch en premier paramètre de nn.Conv1D <text:span text:style-name="T72">bref le mettre comme le nombre de input Channels du Conv1D ?</text:span></text:p>
      <text:h text:style-name="Heading_20_2" text:outline-level="2"><text:bookmark-start text:name="__RefHeading___Toc237_3179854841"/>Suggestion de Marin d’utilisation de LSTM<text:bookmark-end text:name="__RefHeading___Toc237_3179854841"/></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Consolas, 'DejaVu Sans Mono',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erdana" svg:font-family="Verdana, 'Liberatio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5T17:51:59.677000000</meta:creation-date>
    <dc:date>2025-09-11T17:59:06.445000000</dc:date>
    <meta:editing-duration>PT8H39M9S</meta:editing-duration>
    <meta:editing-cycles>65</meta:editing-cycles>
    <meta:generator>LibreOffice/7.2.2.2$Windows_X86_64 LibreOffice_project/02b2acce88a210515b4a5bb2e46cbfb63fe97d56</meta:generator>
    <meta:document-statistic meta:table-count="0" meta:image-count="0" meta:object-count="0" meta:page-count="10" meta:paragraph-count="285" meta:word-count="3086" meta:character-count="21967" meta:non-whitespace-character-count="18620"/>
  </office:meta>
</office:document-meta>
</file>